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3" style:family="table">
      <style:table-properties style:width="17.013cm" fo:margin-left="0cm" table:align="left"/>
    </style:style>
    <style:style style:name="Table3.A" style:family="table-column">
      <style:table-column-properties style:column-width="17.013cm"/>
    </style:style>
    <style:style style:name="Table3.A1" style:family="table-cell">
      <style:table-cell-properties style:vertical-align="middle" fo:background-color="#eeeeee" fo:padding="0.097cm" fo:border="0.05pt solid #b2b2b2">
        <style:background-image/>
      </style:table-cell-properties>
    </style:style>
    <style:style style:name="Table4" style:family="table">
      <style:table-properties style:width="17.013cm" fo:margin-left="0cm" table:align="left"/>
    </style:style>
    <style:style style:name="Table4.A" style:family="table-column">
      <style:table-column-properties style:column-width="17.013cm"/>
    </style:style>
    <style:style style:name="Table4.A1" style:family="table-cell">
      <style:table-cell-properties style:vertical-align="middle" fo:background-color="#eeeeee" fo:padding="0.097cm" fo:border="0.05pt solid #b2b2b2">
        <style:background-image/>
      </style:table-cell-properties>
    </style:style>
    <style:style style:name="Table5" style:family="table">
      <style:table-properties style:width="17.013cm" fo:margin-left="0cm" table:align="left"/>
    </style:style>
    <style:style style:name="Table5.A" style:family="table-column">
      <style:table-column-properties style:column-width="17.013cm"/>
    </style:style>
    <style:style style:name="Table5.A1" style:family="table-cell">
      <style:table-cell-properties style:vertical-align="middle" fo:background-color="#eeeeee" fo:padding="0.097cm" fo:border="0.05pt solid #b2b2b2">
        <style:background-image/>
      </style:table-cell-properties>
    </style:style>
    <style:style style:name="Table1" style:family="table">
      <style:table-properties style:width="17.013cm" fo:margin-left="0cm" fo:margin-top="0cm" fo:margin-bottom="0cm" table:align="left" fo:background-color="#eeeeee" style:writing-mode="lr-tb">
        <style:background-image/>
      </style:table-properties>
    </style:style>
    <style:style style:name="Table1.A" style:family="table-column">
      <style:table-column-properties style:column-width="1.693cm"/>
    </style:style>
    <style:style style:name="Table1.B" style:family="table-column">
      <style:table-column-properties style:column-width="1.72cm"/>
    </style:style>
    <style:style style:name="Table1.C" style:family="table-column">
      <style:table-column-properties style:column-width="1.984cm"/>
    </style:style>
    <style:style style:name="Table1.D" style:family="table-column">
      <style:table-column-properties style:column-width="1.508cm"/>
    </style:style>
    <style:style style:name="Table1.F" style:family="table-column">
      <style:table-column-properties style:column-width="2.011cm"/>
    </style:style>
    <style:style style:name="Table1.G" style:family="table-column">
      <style:table-column-properties style:column-width="1.905cm"/>
    </style:style>
    <style:style style:name="Table1.H" style:family="table-column">
      <style:table-column-properties style:column-width="2.09cm"/>
    </style:style>
    <style:style style:name="Table1.I" style:family="table-column">
      <style:table-column-properties style:column-width="2.117cm"/>
    </style:style>
    <style:style style:name="Table1.1" style:family="table-row">
      <style:table-row-properties fo:background-color="#eeeeee" fo:keep-together="auto">
        <style:background-image/>
      </style:table-row-properties>
    </style:style>
    <style:style style:name="Table1.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1.I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1.2" style:family="table-row">
      <style:table-row-properties fo:background-color="#ffffff" fo:keep-together="auto">
        <style:background-image/>
      </style:table-row-properties>
    </style:style>
    <style:style style:name="Table1.A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2"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2"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3" style:family="table-row">
      <style:table-row-properties fo:keep-together="auto"/>
    </style:style>
    <style:style style:name="Table1.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4"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4"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5" style:family="table-row">
      <style:table-row-properties fo:keep-together="auto"/>
    </style:style>
    <style:style style:name="Table1.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6"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6"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7" style:family="table-row">
      <style:table-row-properties fo:keep-together="auto"/>
    </style:style>
    <style:style style:name="Table1.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1.A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B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C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D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E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F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G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H8"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1.I8"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6" style:family="table">
      <style:table-properties style:width="17.013cm" fo:margin-left="0cm" table:align="left"/>
    </style:style>
    <style:style style:name="Table6.A" style:family="table-column">
      <style:table-column-properties style:column-width="17.013cm"/>
    </style:style>
    <style:style style:name="Table6.A1" style:family="table-cell">
      <style:table-cell-properties style:vertical-align="middle" fo:background-color="#eeeeee" fo:padding="0.097cm" fo:border="0.05pt solid #b2b2b2">
        <style:background-image/>
      </style:table-cell-properties>
    </style:style>
    <style:style style:name="Table2" style:family="table">
      <style:table-properties style:width="17cm" style:rel-width="100%" fo:margin-left="0cm" fo:margin-top="0cm" fo:margin-bottom="0cm" table:align="left" fo:background-color="#eeeeee" style:shadow="none" style:writing-mode="lr-tb">
        <style:background-image/>
      </style:table-properties>
    </style:style>
    <style:style style:name="Table2.A" style:family="table-column">
      <style:table-column-properties style:column-width="3.23cm" style:rel-column-width="1831*"/>
    </style:style>
    <style:style style:name="Table2.B" style:family="table-column">
      <style:table-column-properties style:column-width="3.251cm" style:rel-column-width="1843*"/>
    </style:style>
    <style:style style:name="Table2.C" style:family="table-column">
      <style:table-column-properties style:column-width="2.004cm" style:rel-column-width="1136*"/>
    </style:style>
    <style:style style:name="Table2.D" style:family="table-column">
      <style:table-column-properties style:column-width="2.692cm" style:rel-column-width="1526*"/>
    </style:style>
    <style:style style:name="Table2.E" style:family="table-column">
      <style:table-column-properties style:column-width="2.697cm" style:rel-column-width="1529*"/>
    </style:style>
    <style:style style:name="Table2.F" style:family="table-column">
      <style:table-column-properties style:column-width="3.127cm" style:rel-column-width="1773*"/>
    </style:style>
    <style:style style:name="Table2.1" style:family="table-row">
      <style:table-row-properties fo:keep-together="auto"/>
    </style:style>
    <style:style style:name="Table2.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2.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2.A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2.F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2.A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3"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3"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5"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5"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7"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7"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9"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9"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A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B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C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D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E11" style:family="table-cell">
      <style:table-cell-properties style:vertical-align="middle" fo:padding-left="0.199cm" fo:padding-right="0.191cm" fo:padding-top="0cm" fo:padding-bottom="0cm" fo:border-left="0.5pt solid #b2b2b2" fo:border-right="none" fo:border-top="none" fo:border-bottom="0.5pt solid #b2b2b2"/>
    </style:style>
    <style:style style:name="Table2.F11" style:family="table-cell">
      <style:table-cell-properties style:vertical-align="middle" fo:padding-left="0.199cm" fo:padding-right="0.191cm" fo:padding-top="0cm" fo:padding-bottom="0cm" fo:border-left="0.5pt solid #b2b2b2" fo:border-right="0.5pt solid #b2b2b2" fo:border-top="none" fo:border-bottom="0.5pt solid #b2b2b2"/>
    </style:style>
    <style:style style:name="Table2.13" style:family="table-row">
      <style:table-row-properties fo:background-color="#eeeeee" fo:keep-together="auto">
        <style:background-image/>
      </style:table-row-properties>
    </style:style>
    <style:style style:name="Table2.A13" style:family="table-cell">
      <style:table-cell-properties style:vertical-align="middle" fo:background-color="#eeeeee" fo:padding-left="0.199cm" fo:padding-right="0.191cm" fo:padding-top="0cm" fo:padding-bottom="0cm" fo:border-left="0.5pt solid #b2b2b2" fo:border-right="none" fo:border-top="none" fo:border-bottom="0.5pt solid #b2b2b2">
        <style:background-image/>
      </style:table-cell-properties>
    </style:style>
    <style:style style:name="Table2.F13" style:family="table-cell">
      <style:table-cell-properties style:vertical-align="middle" fo:background-color="#eeeeee" fo:padding-left="0.199cm" fo:padding-right="0.191cm" fo:padding-top="0cm" fo:padding-bottom="0cm" fo:border-left="0.5pt solid #b2b2b2" fo:border-right="0.5pt solid #b2b2b2" fo:border-top="none" fo:border-bottom="0.5pt solid #b2b2b2">
        <style:background-image/>
      </style:table-cell-properties>
    </style:style>
    <style:style style:name="Table7" style:family="table">
      <style:table-properties style:width="17cm" style:rel-width="100%" fo:margin-left="0cm" fo:margin-top="0cm" fo:margin-bottom="0cm" table:align="left" fo:background-color="#eeeeee" style:shadow="none" style:writing-mode="lr-tb">
        <style:background-image/>
      </style:table-properties>
    </style:style>
    <style:style style:name="Table7.A" style:family="table-column">
      <style:table-column-properties style:column-width="3.23cm" style:rel-column-width="1831*"/>
    </style:style>
    <style:style style:name="Table7.B" style:family="table-column">
      <style:table-column-properties style:column-width="3.251cm" style:rel-column-width="1843*"/>
    </style:style>
    <style:style style:name="Table7.C" style:family="table-column">
      <style:table-column-properties style:column-width="2.004cm" style:rel-column-width="1136*"/>
    </style:style>
    <style:style style:name="Table7.D" style:family="table-column">
      <style:table-column-properties style:column-width="2.692cm" style:rel-column-width="1526*"/>
    </style:style>
    <style:style style:name="Table7.E" style:family="table-column">
      <style:table-column-properties style:column-width="2.697cm" style:rel-column-width="1529*"/>
    </style:style>
    <style:style style:name="Table7.F" style:family="table-column">
      <style:table-column-properties style:column-width="3.127cm" style:rel-column-width="1773*"/>
    </style:style>
    <style:style style:name="Table7.1" style:family="table-row">
      <style:table-row-properties fo:keep-together="auto"/>
    </style:style>
    <style:style style:name="Table7.A1" style:family="table-cell">
      <style:table-cell-properties style:vertical-align="middle" fo:background-color="#dddddd" fo:padding-left="0.199cm" fo:padding-right="0.191cm" fo:padding-top="0cm" fo:padding-bottom="0cm" fo:border-left="0.5pt solid #b2b2b2" fo:border-right="none" fo:border-top="0.5pt solid #b2b2b2" fo:border-bottom="0.5pt solid #b2b2b2">
        <style:background-image/>
      </style:table-cell-properties>
    </style:style>
    <style:style style:name="Table7.F1" style:family="table-cell">
      <style:table-cell-properties style:vertical-align="middle" fo:background-color="#dddddd" fo:padding-left="0.199cm" fo:padding-right="0.191cm" fo:padding-top="0cm" fo:padding-bottom="0cm" fo:border="0.5pt solid #b2b2b2">
        <style:background-image/>
      </style:table-cell-properties>
    </style:style>
    <style:style style:name="Table7.A2" style:family="table-cell">
      <style:table-cell-properties style:vertical-align="middle" fo:background-color="#ffcc00" fo:padding-left="0.199cm" fo:padding-right="0.191cm" fo:padding-top="0cm" fo:padding-bottom="0cm" fo:border-left="0.5pt solid #b2b2b2" fo:border-right="none" fo:border-top="none" fo:border-bottom="0.5pt solid #b2b2b2">
        <style:background-image/>
      </style:table-cell-properties>
    </style:style>
    <style:style style:name="Table7.F2" style:family="table-cell">
      <style:table-cell-properties style:vertical-align="middle" fo:background-color="#ffcc00" fo:padding-left="0.199cm" fo:padding-right="0.191cm" fo:padding-top="0cm" fo:padding-bottom="0cm" fo:border-left="0.5pt solid #b2b2b2" fo:border-right="0.5pt solid #b2b2b2" fo:border-top="none" fo:border-bottom="0.5pt solid #b2b2b2">
        <style:background-image/>
      </style:table-cell-properties>
    </style:style>
    <style:style style:name="Table7.A4" style:family="table-cell">
      <style:table-cell-properties style:vertical-align="middle" fo:background-color="#ff8080" fo:padding-left="0.199cm" fo:padding-right="0.191cm" fo:padding-top="0cm" fo:padding-bottom="0cm" fo:border-left="0.5pt solid #b2b2b2" fo:border-right="none" fo:border-top="none" fo:border-bottom="0.5pt solid #b2b2b2">
        <style:background-image/>
      </style:table-cell-properties>
    </style:style>
    <style:style style:name="Table7.F4" style:family="table-cell">
      <style:table-cell-properties style:vertical-align="middle" fo:background-color="#ff8080" fo:padding-left="0.199cm" fo:padding-right="0.191cm" fo:padding-top="0cm" fo:padding-bottom="0cm" fo:border-left="0.5pt solid #b2b2b2" fo:border-right="0.5pt solid #b2b2b2" fo:border-top="none" fo:border-bottom="0.5pt solid #b2b2b2">
        <style:background-image/>
      </style:table-cell-properties>
    </style:style>
    <style:style style:name="Table7.A5" style:family="table-cell">
      <style:table-cell-properties style:vertical-align="middle" fo:background-color="#aecf00" fo:padding-left="0.199cm" fo:padding-right="0.191cm" fo:padding-top="0cm" fo:padding-bottom="0cm" fo:border-left="0.5pt solid #b2b2b2" fo:border-right="none" fo:border-top="none" fo:border-bottom="0.5pt solid #b2b2b2">
        <style:background-image/>
      </style:table-cell-properties>
    </style:style>
    <style:style style:name="Table7.F5" style:family="table-cell">
      <style:table-cell-properties style:vertical-align="middle" fo:background-color="#aecf00" fo:padding-left="0.199cm" fo:padding-right="0.191cm" fo:padding-top="0cm" fo:padding-bottom="0cm" fo:border-left="0.5pt solid #b2b2b2" fo:border-right="0.5pt solid #b2b2b2" fo:border-top="none" fo:border-bottom="0.5pt solid #b2b2b2">
        <style:background-image/>
      </style:table-cell-properties>
    </style:style>
    <style:style style:name="Table7.A12" style:family="table-cell">
      <style:table-cell-properties style:vertical-align="middle" fo:background-color="#ffffff" fo:padding-left="0.199cm" fo:padding-right="0.191cm" fo:padding-top="0cm" fo:padding-bottom="0cm" fo:border-left="0.5pt solid #b2b2b2" fo:border-right="none" fo:border-top="none" fo:border-bottom="0.5pt solid #b2b2b2">
        <style:background-image/>
      </style:table-cell-properties>
    </style:style>
    <style:style style:name="Table7.F12" style:family="table-cell">
      <style:table-cell-properties style:vertical-align="middle" fo:background-color="#ffffff" fo:padding-left="0.199cm" fo:padding-right="0.191cm" fo:padding-top="0cm" fo:padding-bottom="0cm" fo:border-left="0.5pt solid #b2b2b2" fo:border-right="0.5pt solid #b2b2b2" fo:border-top="none" fo:border-bottom="0.5pt solid #b2b2b2">
        <style:background-image/>
      </style:table-cell-properties>
    </style:style>
    <style:style style:name="Table7.13" style:family="table-row">
      <style:table-row-properties fo:background-color="#eeeeee" fo:keep-together="auto">
        <style:background-image/>
      </style:table-row-properties>
    </style:style>
    <style:style style:name="Table7.A13" style:family="table-cell">
      <style:table-cell-properties style:vertical-align="middle" fo:background-color="#eeeeee" fo:padding-left="0.199cm" fo:padding-right="0.191cm" fo:padding-top="0cm" fo:padding-bottom="0cm" fo:border-left="0.5pt solid #b2b2b2" fo:border-right="none" fo:border-top="none" fo:border-bottom="0.5pt solid #b2b2b2">
        <style:background-image/>
      </style:table-cell-properties>
    </style:style>
    <style:style style:name="Table7.F13" style:family="table-cell">
      <style:table-cell-properties style:vertical-align="middle" fo:background-color="#eeeeee" fo:padding-left="0.199cm" fo:padding-right="0.191cm" fo:padding-top="0cm" fo:padding-bottom="0cm" fo:border-left="0.5pt solid #b2b2b2" fo:border-right="0.5pt solid #b2b2b2" fo:border-top="none" fo:border-bottom="0.5pt solid #b2b2b2">
        <style:background-image/>
      </style:table-cell-properties>
    </style:style>
    <style:style style:name="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P5"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P6" style:family="paragraph" style:parent-style-name="Table_20_Contents">
      <style:paragraph-properties fo:text-align="center" style:justify-single-word="false"/>
      <style:text-properties fo:color="#666666" fo:font-weight="bold" officeooo:rsid="00294502" officeooo:paragraph-rsid="00294502" style:font-weight-asian="bold" style:font-weight-complex="bold"/>
    </style:style>
    <style:style style:name="P7" style:family="paragraph" style:parent-style-name="Table_20_Contents">
      <style:paragraph-properties fo:text-align="center" style:justify-single-word="false"/>
      <style:text-properties fo:color="#666666" fo:letter-spacing="-0.004cm" fo:font-weight="bold" officeooo:rsid="00294502" officeooo:paragraph-rsid="00294502" style:font-weight-asian="bold" style:font-weight-complex="bold"/>
    </style:style>
    <style:style style:name="P8" style:family="paragraph" style:parent-style-name="Table_20_Contents">
      <style:paragraph-properties fo:text-align="center" style:justify-single-word="false"/>
      <style:text-properties fo:color="#666666" fo:letter-spacing="-0.004cm" fo:font-style="italic" fo:font-weight="bold" officeooo:rsid="00294502" officeooo:paragraph-rsid="00294502" style:font-style-asian="italic" style:font-weight-asian="bold" style:font-style-complex="italic" style:font-weight-complex="bold"/>
    </style:style>
    <style:style style:name="P9" style:family="paragraph" style:parent-style-name="Standard">
      <style:text-properties fo:color="#666666" fo:letter-spacing="-0.004cm" fo:font-style="italic" style:font-style-asian="italic" style:font-style-complex="italic"/>
    </style:style>
    <style:style style:name="P10" style:family="paragraph" style:parent-style-name="Standard">
      <style:text-properties fo:color="#666666" fo:letter-spacing="-0.004cm" fo:font-style="italic" officeooo:rsid="003220de" officeooo:paragraph-rsid="003220de" style:font-style-asian="italic" style:font-style-complex="italic"/>
    </style:style>
    <style:style style:name="P11" style:family="paragraph" style:parent-style-name="Standard">
      <style:text-properties fo:color="#666666" fo:letter-spacing="-0.004cm" fo:font-style="italic" officeooo:rsid="00391ccb" officeooo:paragraph-rsid="00391ccb" style:font-style-asian="italic" style:font-style-complex="italic"/>
    </style:style>
    <style:style style:name="P12" style:family="paragraph" style:parent-style-name="Standard">
      <style:text-properties fo:color="#666666" fo:letter-spacing="-0.004cm" fo:font-style="italic" officeooo:rsid="0039e014" officeooo:paragraph-rsid="0039e014" style:font-style-asian="italic" style:font-style-complex="italic"/>
    </style:style>
    <style:style style:name="P13" style:family="paragraph" style:parent-style-name="Standard">
      <style:text-properties fo:color="#666666" fo:letter-spacing="-0.004cm" fo:font-style="italic" officeooo:paragraph-rsid="003220de" style:font-style-asian="italic" style:font-style-complex="italic"/>
    </style:style>
    <style:style style:name="P14" style:family="paragraph" style:parent-style-name="Standard">
      <style:text-properties fo:color="#666666" fo:letter-spacing="-0.004cm" fo:font-style="italic" officeooo:rsid="00342d2a" officeooo:paragraph-rsid="00342d2a" style:font-style-asian="italic" style:font-style-complex="italic"/>
    </style:style>
    <style:style style:name="P15" style:family="paragraph" style:parent-style-name="Standard">
      <style:text-properties fo:color="#666666" fo:letter-spacing="-0.004cm" fo:font-style="italic" officeooo:rsid="003dc3f8" officeooo:paragraph-rsid="003dc3f8" style:font-style-asian="italic" style:font-style-complex="italic"/>
    </style:style>
    <style:style style:name="P16" style:family="paragraph" style:parent-style-name="Standard">
      <style:text-properties fo:color="#666666" fo:letter-spacing="-0.004cm" fo:font-style="italic" officeooo:paragraph-rsid="00294502" style:font-style-asian="italic" style:font-style-complex="italic"/>
    </style:style>
    <style:style style:name="P17" style:family="paragraph" style:parent-style-name="Standard">
      <style:text-properties fo:color="#666666" fo:letter-spacing="-0.004cm" fo:font-style="italic" officeooo:rsid="0043108b" officeooo:paragraph-rsid="0043108b" style:font-style-asian="italic" style:font-style-complex="italic"/>
    </style:style>
    <style:style style:name="P18" style:family="paragraph" style:parent-style-name="Standard">
      <style:text-properties fo:color="#666666" fo:letter-spacing="-0.004cm" fo:font-style="italic" officeooo:paragraph-rsid="002e45fd" style:font-style-asian="italic" style:font-style-complex="italic"/>
    </style:style>
    <style:style style:name="P19" style:family="paragraph" style:parent-style-name="Standard">
      <style:text-properties fo:color="#666666" fo:letter-spacing="-0.004cm" fo:font-style="italic" officeooo:paragraph-rsid="002a5181" style:font-style-asian="italic" style:font-style-complex="italic"/>
    </style:style>
    <style:style style:name="P20" style:family="paragraph" style:parent-style-name="Standard">
      <style:text-properties fo:color="#666666" fo:letter-spacing="-0.004cm" fo:font-style="italic" officeooo:paragraph-rsid="002fadec" style:font-style-asian="italic" style:font-style-complex="italic"/>
    </style:style>
    <style:style style:name="P21" style:family="paragraph" style:parent-style-name="Standard">
      <style:paragraph-properties fo:text-align="end" style:justify-single-word="false"/>
      <style:text-properties fo:color="#666666" fo:letter-spacing="-0.004cm" fo:font-style="italic" officeooo:paragraph-rsid="002fadec" style:font-style-asian="italic" style:font-style-complex="italic"/>
    </style:style>
    <style:style style:name="P22" style:family="paragraph" style:parent-style-name="Standard">
      <style:paragraph-properties fo:text-align="center" style:justify-single-word="false"/>
      <style:text-properties fo:color="#666666" fo:letter-spacing="-0.004cm" fo:font-style="italic" style:font-style-asian="italic" style:font-style-complex="italic"/>
    </style:style>
    <style:style style:name="P23" style:family="paragraph" style:parent-style-name="Standard">
      <style:paragraph-properties fo:text-align="center" style:justify-single-word="false"/>
      <style:text-properties fo:color="#666666" fo:letter-spacing="-0.004cm" fo:font-style="italic" officeooo:rsid="00567e88" officeooo:paragraph-rsid="00567e88" style:font-style-asian="italic" style:font-style-complex="italic"/>
    </style:style>
    <style:style style:name="P24" style:family="paragraph" style:parent-style-name="Standard">
      <style:paragraph-properties fo:text-align="center" style:justify-single-word="false"/>
      <style:text-properties fo:color="#666666" fo:letter-spacing="-0.004cm" fo:font-style="italic" officeooo:rsid="005a8025" officeooo:paragraph-rsid="005a8025" style:font-style-asian="italic" style:font-style-complex="italic"/>
    </style:style>
    <style:style style:name="P25" style:family="paragraph" style:parent-style-name="Standard">
      <style:paragraph-properties fo:text-align="center" style:justify-single-word="false"/>
      <style:text-properties fo:color="#666666" fo:letter-spacing="-0.004cm" fo:font-style="italic" officeooo:rsid="005bd0a9" officeooo:paragraph-rsid="005bd0a9" style:font-style-asian="italic" style:font-style-complex="italic"/>
    </style:style>
    <style:style style:name="P26" style:family="paragraph" style:parent-style-name="Standard">
      <style:paragraph-properties fo:text-align="center" style:justify-single-word="false"/>
      <style:text-properties fo:color="#666666" fo:letter-spacing="-0.004cm" fo:font-style="italic" officeooo:rsid="005cef6e" officeooo:paragraph-rsid="005cef6e" style:font-style-asian="italic" style:font-style-complex="italic"/>
    </style:style>
    <style:style style:name="P27" style:family="paragraph" style:parent-style-name="Standard">
      <style:paragraph-properties fo:text-align="center" style:justify-single-word="false"/>
      <style:text-properties fo:color="#666666" fo:letter-spacing="-0.004cm" fo:font-style="italic" officeooo:rsid="005eee70" officeooo:paragraph-rsid="005eee70" style:font-style-asian="italic" style:font-style-complex="italic"/>
    </style:style>
    <style:style style:name="P28" style:family="paragraph" style:parent-style-name="Standard">
      <style:paragraph-properties fo:text-align="center" style:justify-single-word="false"/>
      <style:text-properties fo:color="#666666" fo:letter-spacing="-0.004cm" fo:font-style="italic" officeooo:rsid="005f3ccf" officeooo:paragraph-rsid="005f3ccf" style:font-style-asian="italic" style:font-style-complex="italic"/>
    </style:style>
    <style:style style:name="P29" style:family="paragraph" style:parent-style-name="Standard">
      <style:paragraph-properties fo:text-align="center" style:justify-single-word="false"/>
      <style:text-properties fo:color="#666666" fo:letter-spacing="-0.004cm" fo:font-style="italic" officeooo:rsid="00646179" officeooo:paragraph-rsid="00646179" style:font-style-asian="italic" style:font-style-complex="italic"/>
    </style:style>
    <style:style style:name="P30" style:family="paragraph" style:parent-style-name="Standard">
      <style:paragraph-properties fo:text-align="center" style:justify-single-word="false"/>
      <style:text-properties fo:color="#666666" fo:letter-spacing="-0.004cm" fo:font-style="italic" officeooo:rsid="00681fe1" officeooo:paragraph-rsid="00681fe1" style:font-style-asian="italic" style:font-style-complex="italic"/>
    </style:style>
    <style:style style:name="P31" style:family="paragraph" style:parent-style-name="Standard">
      <style:paragraph-properties fo:text-align="center" style:justify-single-word="false"/>
      <style:text-properties fo:color="#666666" fo:letter-spacing="-0.004cm" fo:font-style="italic" officeooo:rsid="00693a36" officeooo:paragraph-rsid="00693a36" style:font-style-asian="italic" style:font-style-complex="italic"/>
    </style:style>
    <style:style style:name="P32" style:family="paragraph" style:parent-style-name="Standard">
      <style:text-properties fo:color="#666666" fo:letter-spacing="-0.004cm" fo:font-style="italic" fo:font-weight="bold" style:font-style-asian="italic" style:font-weight-asian="bold" style:font-style-complex="italic" style:font-weight-complex="bold"/>
    </style:style>
    <style:style style:name="P33" style:family="paragraph" style:parent-style-name="Standard">
      <style:text-properties fo:color="#666666" fo:letter-spacing="-0.004cm" fo:font-style="italic" fo:font-weight="bold" officeooo:rsid="0039e014" officeooo:paragraph-rsid="0039e014" style:font-style-asian="italic" style:font-weight-asian="bold" style:font-style-complex="italic" style:font-weight-complex="bold"/>
    </style:style>
    <style:style style:name="P34" style:family="paragraph" style:parent-style-name="Standard">
      <style:paragraph-properties fo:text-align="center" style:justify-single-word="false"/>
      <style:text-properties fo:color="#666666" fo:letter-spacing="-0.004cm" fo:font-style="italic" fo:font-weight="bold" style:font-style-asian="italic" style:font-weight-asian="bold" style:font-style-complex="italic" style:font-weight-complex="bold"/>
    </style:style>
    <style:style style:name="P35" style:family="paragraph" style:parent-style-name="Standard">
      <style:text-properties fo:color="#666666" fo:letter-spacing="-0.004cm" fo:font-style="italic" style:text-underline-style="solid" style:text-underline-width="auto" style:text-underline-color="font-color" officeooo:rsid="003bbd3e" officeooo:paragraph-rsid="003bbd3e" style:font-style-asian="italic" style:font-style-complex="italic"/>
    </style:style>
    <style:style style:name="P36" style:family="paragraph" style:parent-style-name="Standard">
      <style:paragraph-properties fo:text-align="center" style:justify-single-word="false"/>
      <style:text-properties fo:color="#666666" fo:letter-spacing="-0.004cm" fo:font-style="italic" style:text-underline-style="solid" style:text-underline-width="auto" style:text-underline-color="font-color" officeooo:rsid="00681fe1" officeooo:paragraph-rsid="00681fe1" style:font-style-asian="italic" style:font-style-complex="italic"/>
    </style:style>
    <style:style style:name="P37" style:family="paragraph" style:parent-style-name="Standard">
      <style:text-properties fo:color="#666666" fo:letter-spacing="-0.004cm" fo:font-style="italic" style:text-underline-style="solid" style:text-underline-width="auto" style:text-underline-color="font-color" fo:font-weight="bold" officeooo:rsid="0049a7a2" officeooo:paragraph-rsid="0049a7a2" style:font-style-asian="italic" style:font-weight-asian="bold" style:font-style-complex="italic" style:font-weight-complex="bold"/>
    </style:style>
    <style:style style:name="P38" style:family="paragraph" style:parent-style-name="Standard">
      <style:text-properties fo:color="#666666" fo:letter-spacing="-0.004cm" fo:font-style="italic" style:text-underline-style="solid" style:text-underline-width="auto" style:text-underline-color="font-color" fo:font-weight="bold" officeooo:rsid="004bae99" officeooo:paragraph-rsid="004bae99" style:font-style-asian="italic" style:font-weight-asian="bold" style:font-style-complex="italic" style:font-weight-complex="bold"/>
    </style:style>
    <style:style style:name="P39" style:family="paragraph" style:parent-style-name="Standard">
      <style:text-properties fo:color="#666666" fo:letter-spacing="-0.004cm" fo:font-style="italic" style:text-underline-style="solid" style:text-underline-width="auto" style:text-underline-color="font-color" fo:font-weight="bold" officeooo:rsid="004d8623" officeooo:paragraph-rsid="004d8623" style:font-style-asian="italic" style:font-weight-asian="bold" style:font-style-complex="italic" style:font-weight-complex="bold"/>
    </style:style>
    <style:style style:name="P40" style:family="paragraph" style:parent-style-name="Standard">
      <style:paragraph-properties fo:text-align="center" style:justify-single-word="false"/>
      <style:text-properties fo:color="#666666" fo:letter-spacing="-0.004cm" fo:font-style="italic" fo:font-weight="normal" style:font-style-asian="italic" style:font-weight-asian="normal" style:font-style-complex="italic" style:font-weight-complex="normal"/>
    </style:style>
    <style:style style:name="P41" style:family="paragraph" style:parent-style-name="Standard">
      <style:text-properties fo:color="#666666" fo:letter-spacing="-0.004cm" fo:font-style="italic" style:font-style-asian="italic" style:font-style-complex="italic"/>
    </style:style>
    <style:style style:name="P42" style:family="paragraph" style:parent-style-name="Standard" style:list-style-name="L1">
      <style:text-properties fo:color="#666666" fo:letter-spacing="-0.004cm" fo:font-style="italic" style:font-style-asian="italic" style:font-style-complex="italic"/>
    </style:style>
    <style:style style:name="P43" style:family="paragraph" style:parent-style-name="Standard" style:list-style-name="L2">
      <style:text-properties fo:color="#666666" fo:letter-spacing="-0.004cm" fo:font-style="italic" style:font-style-asian="italic" style:font-style-complex="italic"/>
    </style:style>
    <style:style style:name="P44" style:family="paragraph" style:parent-style-name="Standard">
      <style:paragraph-properties fo:text-align="center" style:justify-single-word="false"/>
      <style:text-properties fo:color="#666666" fo:letter-spacing="-0.004cm" fo:font-style="italic" officeooo:rsid="007c3144" officeooo:paragraph-rsid="007c3144" style:font-style-asian="italic" style:font-style-complex="italic"/>
    </style:style>
    <style:style style:name="P45" style:family="paragraph" style:parent-style-name="Standard">
      <style:paragraph-properties fo:text-align="center" style:justify-single-word="false"/>
      <style:text-properties fo:color="#666666" fo:letter-spacing="-0.004cm" fo:font-style="italic" officeooo:rsid="007c3144" officeooo:paragraph-rsid="00841d23" style:font-style-asian="italic" style:font-style-complex="italic"/>
    </style:style>
    <style:style style:name="P46" style:family="paragraph" style:parent-style-name="Standard">
      <style:paragraph-properties fo:text-align="center" style:justify-single-word="false"/>
      <style:text-properties fo:color="#666666" fo:letter-spacing="-0.004cm" fo:font-style="italic" style:font-style-asian="italic" style:font-style-complex="italic"/>
    </style:style>
    <style:style style:name="P47" style:family="paragraph" style:parent-style-name="Standard">
      <style:paragraph-properties fo:text-align="center" style:justify-single-word="false"/>
      <style:text-properties fo:color="#666666" fo:letter-spacing="-0.004cm" fo:font-style="italic" officeooo:paragraph-rsid="00841d23" style:font-style-asian="italic" style:font-style-complex="italic"/>
    </style:style>
    <style:style style:name="P48" style:family="paragraph" style:parent-style-name="Standard">
      <style:paragraph-properties fo:text-align="center" style:justify-single-word="false"/>
      <style:text-properties fo:color="#666666" fo:letter-spacing="-0.004cm" fo:font-style="italic" officeooo:rsid="007c4a82" officeooo:paragraph-rsid="007c4a82" style:font-style-asian="italic" style:font-style-complex="italic"/>
    </style:style>
    <style:style style:name="P49" style:family="paragraph" style:parent-style-name="Standard">
      <style:paragraph-properties fo:text-align="center" style:justify-single-word="false"/>
      <style:text-properties fo:color="#666666" fo:letter-spacing="-0.004cm" fo:font-style="italic" officeooo:rsid="007c4a82" officeooo:paragraph-rsid="00841d23" style:font-style-asian="italic" style:font-style-complex="italic"/>
    </style:style>
    <style:style style:name="P50" style:family="paragraph" style:parent-style-name="Standard">
      <style:paragraph-properties fo:text-align="center" style:justify-single-word="false"/>
      <style:text-properties fo:color="#666666" fo:letter-spacing="-0.004cm" fo:font-style="italic" officeooo:rsid="00802fc6" officeooo:paragraph-rsid="00802fc6" style:font-style-asian="italic" style:font-style-complex="italic"/>
    </style:style>
    <style:style style:name="P51" style:family="paragraph" style:parent-style-name="Standard">
      <style:paragraph-properties fo:text-align="center" style:justify-single-word="false"/>
      <style:text-properties fo:color="#666666" fo:letter-spacing="-0.004cm" fo:font-style="italic" officeooo:rsid="00802fc6" officeooo:paragraph-rsid="00841d23" style:font-style-asian="italic" style:font-style-complex="italic"/>
    </style:style>
    <style:style style:name="P52" style:family="paragraph" style:parent-style-name="Standard">
      <style:paragraph-properties fo:text-align="center" style:justify-single-word="false"/>
      <style:text-properties fo:color="#666666" fo:letter-spacing="-0.004cm" fo:font-style="italic" officeooo:rsid="00820d39" officeooo:paragraph-rsid="00820d39" style:font-style-asian="italic" style:font-style-complex="italic"/>
    </style:style>
    <style:style style:name="P53" style:family="paragraph" style:parent-style-name="Standard">
      <style:paragraph-properties fo:text-align="center" style:justify-single-word="false"/>
      <style:text-properties fo:color="#666666" fo:letter-spacing="-0.004cm" fo:font-style="italic" officeooo:rsid="00820d39" officeooo:paragraph-rsid="00841d23" style:font-style-asian="italic" style:font-style-complex="italic"/>
    </style:style>
    <style:style style:name="P54" style:family="paragraph" style:parent-style-name="Standard">
      <style:text-properties fo:color="#666666" fo:letter-spacing="-0.004cm" fo:font-style="italic" officeooo:paragraph-rsid="00841d23" style:font-style-asian="italic" style:font-style-complex="italic"/>
    </style:style>
    <style:style style:name="P55" style:family="paragraph" style:parent-style-name="Standard">
      <style:paragraph-properties fo:text-align="end" style:justify-single-word="false"/>
      <style:text-properties fo:color="#666666" fo:letter-spacing="-0.004cm" fo:font-style="italic" officeooo:paragraph-rsid="002fadec" style:font-style-asian="italic" style:font-style-complex="italic"/>
    </style:style>
    <style:style style:name="P56" style:family="paragraph" style:parent-style-name="Standard">
      <style:text-properties fo:color="#666666" fo:letter-spacing="-0.004cm" fo:font-style="italic" officeooo:paragraph-rsid="002a5181" style:font-style-asian="italic" style:font-style-complex="italic"/>
    </style:style>
    <style:style style:name="P57" style:family="paragraph" style:parent-style-name="Standard">
      <style:text-properties fo:color="#666666" fo:letter-spacing="-0.004cm" fo:font-style="italic" officeooo:paragraph-rsid="00294502" style:font-style-asian="italic" style:font-style-complex="italic"/>
    </style:style>
    <style:style style:name="P58" style:family="paragraph" style:parent-style-name="Standard">
      <style:text-properties fo:color="#666666" fo:letter-spacing="-0.004cm" fo:font-style="italic" officeooo:paragraph-rsid="002e45fd" style:font-style-asian="italic" style:font-style-complex="italic"/>
    </style:style>
    <style:style style:name="P59" style:family="paragraph" style:parent-style-name="Standard">
      <style:paragraph-properties fo:text-align="center" style:justify-single-word="false"/>
      <style:text-properties fo:color="#666666" fo:letter-spacing="-0.004cm" fo:font-style="italic" officeooo:rsid="00693a36" officeooo:paragraph-rsid="00693a36" style:font-style-asian="italic" style:font-style-complex="italic"/>
    </style:style>
    <style:style style:name="P60" style:family="paragraph" style:parent-style-name="Standard">
      <style:text-properties fo:color="#666666" fo:letter-spacing="-0.004cm" fo:font-style="italic" fo:font-weight="normal" style:font-style-asian="italic" style:font-weight-asian="normal" style:font-style-complex="italic" style:font-weight-complex="normal"/>
    </style:style>
    <style:style style:name="P61" style:family="paragraph" style:parent-style-name="Standard">
      <style:text-properties fo:color="#666666" fo:letter-spacing="-0.004cm" fo:font-style="italic" fo:font-weight="normal" officeooo:rsid="0049a7a2" officeooo:paragraph-rsid="0049a7a2" style:font-style-asian="italic" style:font-weight-asian="normal" style:font-style-complex="italic" style:font-weight-complex="normal"/>
    </style:style>
    <style:style style:name="P62" style:family="paragraph" style:parent-style-name="Standard">
      <style:text-properties fo:color="#666666" fo:letter-spacing="-0.004cm" fo:font-style="italic" fo:font-weight="normal" officeooo:rsid="004bae99" officeooo:paragraph-rsid="004bae99" style:font-style-asian="italic" style:font-weight-asian="normal" style:font-style-complex="italic" style:font-weight-complex="normal"/>
    </style:style>
    <style:style style:name="P63" style:family="paragraph" style:parent-style-name="Standard">
      <style:text-properties fo:color="#666666" fo:letter-spacing="-0.004cm" fo:font-style="italic" fo:font-weight="normal" officeooo:rsid="004d8623" officeooo:paragraph-rsid="004d8623" style:font-style-asian="italic" style:font-weight-asian="normal" style:font-style-complex="italic" style:font-weight-complex="normal"/>
    </style:style>
    <style:style style:name="P64" style:family="paragraph" style:parent-style-name="Standard">
      <style:text-properties fo:color="#666666" fo:letter-spacing="-0.004cm" fo:font-style="italic" fo:font-weight="normal" officeooo:rsid="004dc43b" officeooo:paragraph-rsid="004dc43b" style:font-style-asian="italic" style:font-weight-asian="normal" style:font-style-complex="italic" style:font-weight-complex="normal"/>
    </style:style>
    <style:style style:name="P65" style:family="paragraph" style:parent-style-name="Standard">
      <style:text-properties fo:color="#666666" fo:letter-spacing="-0.004cm" fo:font-style="italic" style:text-underline-style="solid" style:text-underline-width="auto" style:text-underline-color="font-color" fo:font-weight="normal" officeooo:rsid="004dc43b" officeooo:paragraph-rsid="004dc43b" style:font-style-asian="italic" style:font-weight-asian="normal" style:font-style-complex="italic" style:font-weight-complex="normal"/>
    </style:style>
    <style:style style:name="P66" style:family="paragraph" style:parent-style-name="Standard">
      <style:text-properties fo:color="#666666" fo:letter-spacing="-0.004cm" fo:font-style="italic" fo:font-weight="bold" style:font-style-asian="italic" style:font-weight-asian="bold" style:font-style-complex="italic" style:font-weight-complex="bold"/>
    </style:style>
    <style:style style:name="P67" style:family="paragraph" style:parent-style-name="Standard">
      <style:paragraph-properties fo:text-align="center" style:justify-single-word="false"/>
      <style:text-properties fo:color="#666666" fo:letter-spacing="-0.004cm" fo:font-style="italic" fo:font-weight="bold" officeooo:paragraph-rsid="00841d23" style:font-style-asian="italic" style:font-weight-asian="bold" style:font-style-complex="italic" style:font-weight-complex="bold"/>
    </style:style>
    <style:style style:name="P68" style:family="paragraph" style:parent-style-name="Standard">
      <style:paragraph-properties fo:text-align="center" style:justify-single-word="false"/>
      <style:text-properties fo:color="#666666" fo:letter-spacing="-0.004cm" fo:font-style="italic" fo:font-weight="bold" officeooo:rsid="007c4a82" officeooo:paragraph-rsid="007c4a82" style:font-style-asian="italic" style:font-weight-asian="bold" style:font-style-complex="italic" style:font-weight-complex="bold"/>
    </style:style>
    <style:style style:name="P69" style:family="paragraph" style:parent-style-name="Standard">
      <style:paragraph-properties fo:text-align="center" style:justify-single-word="false"/>
      <style:text-properties fo:color="#666666" fo:letter-spacing="-0.004cm" fo:font-style="italic" fo:font-weight="bold" officeooo:rsid="007c4a82" officeooo:paragraph-rsid="00841d23" style:font-style-asian="italic" style:font-weight-asian="bold" style:font-style-complex="italic" style:font-weight-complex="bold"/>
    </style:style>
    <style:style style:name="P70" style:family="paragraph" style:parent-style-name="Standard">
      <style:paragraph-properties fo:text-align="center" style:justify-single-word="false"/>
      <style:text-properties fo:color="#666666" fo:letter-spacing="-0.004cm" fo:font-style="italic" fo:font-weight="bold" officeooo:rsid="007d7edb" officeooo:paragraph-rsid="007d7edb" style:font-style-asian="italic" style:font-weight-asian="bold" style:font-style-complex="italic" style:font-weight-complex="bold"/>
    </style:style>
    <style:style style:name="P71" style:family="paragraph" style:parent-style-name="Standard">
      <style:paragraph-properties fo:text-align="center" style:justify-single-word="false"/>
      <style:text-properties fo:color="#666666" fo:letter-spacing="-0.004cm" fo:font-style="italic" fo:font-weight="bold" officeooo:rsid="007d7edb" officeooo:paragraph-rsid="00841d23" style:font-style-asian="italic" style:font-weight-asian="bold" style:font-style-complex="italic" style:font-weight-complex="bold"/>
    </style:style>
    <style:style style:name="P72" style:family="paragraph" style:parent-style-name="Standard">
      <style:paragraph-properties fo:text-align="center" style:justify-single-word="false"/>
      <style:text-properties fo:color="#666666" style:text-line-through-style="solid" style:text-line-through-type="single" fo:letter-spacing="-0.004cm" fo:font-style="italic" style:font-style-asian="italic" style:font-style-complex="italic"/>
    </style:style>
    <style:style style:name="P73" style:family="paragraph" style:parent-style-name="Standard">
      <style:paragraph-properties fo:text-align="center" style:justify-single-word="false"/>
      <style:text-properties fo:color="#666666" style:text-line-through-style="solid" style:text-line-through-type="single" fo:letter-spacing="-0.004cm" fo:font-style="italic" officeooo:paragraph-rsid="00841d23" style:font-style-asian="italic" style:font-style-complex="italic"/>
    </style:style>
    <style:style style:name="P74" style:family="paragraph" style:parent-style-name="Standard">
      <style:paragraph-properties fo:text-align="center" style:justify-single-word="false"/>
      <style:text-properties fo:color="#666666" style:text-line-through-style="solid" style:text-line-through-type="single" fo:letter-spacing="-0.004cm" fo:font-style="italic" officeooo:rsid="007c3144" officeooo:paragraph-rsid="007c3144" style:font-style-asian="italic" style:font-style-complex="italic"/>
    </style:style>
    <style:style style:name="P75" style:family="paragraph" style:parent-style-name="Standard">
      <style:paragraph-properties fo:text-align="center" style:justify-single-word="false"/>
      <style:text-properties fo:color="#666666" style:text-line-through-style="solid" style:text-line-through-type="single" fo:letter-spacing="-0.004cm" fo:font-style="italic" officeooo:rsid="007c3144" officeooo:paragraph-rsid="00841d23" style:font-style-asian="italic" style:font-style-complex="italic"/>
    </style:style>
    <style:style style:name="P76" style:family="paragraph" style:parent-style-name="Standard">
      <style:paragraph-properties fo:text-align="center" style:justify-single-word="false"/>
      <style:text-properties fo:color="#666666" style:text-line-through-style="solid" style:text-line-through-type="single" fo:letter-spacing="-0.004cm" fo:font-style="italic" fo:font-weight="bold" style:font-style-asian="italic" style:font-weight-asian="bold" style:font-style-complex="italic" style:font-weight-complex="bold"/>
    </style:style>
    <style:style style:name="P77" style:family="paragraph" style:parent-style-name="Standard">
      <style:paragraph-properties fo:text-align="center" style:justify-single-word="false"/>
      <style:text-properties fo:color="#666666" style:text-line-through-style="solid" style:text-line-through-type="single" fo:letter-spacing="-0.004cm" fo:font-style="italic" fo:font-weight="bold" officeooo:paragraph-rsid="00841d23" style:font-style-asian="italic" style:font-weight-asian="bold" style:font-style-complex="italic" style:font-weight-complex="bold"/>
    </style:style>
    <style:style style:name="P78" style:family="paragraph">
      <loext:graphic-properties draw:fill="none"/>
      <style:paragraph-properties fo:text-align="start"/>
      <style:text-properties fo:font-size="18pt"/>
    </style:style>
    <style:style style:name="P79" style:family="paragraph">
      <style:paragraph-properties fo:text-align="center"/>
    </style:style>
    <style:style style:name="P80" style:family="paragraph">
      <loext:graphic-properties draw:fill-color="#ff8080"/>
      <style:paragraph-properties fo:text-align="center"/>
      <style:text-properties fo:color="#666666" fo:font-size="10pt"/>
    </style:style>
    <style:style style:name="P81" style:family="paragraph">
      <style:paragraph-properties fo:text-align="center"/>
      <style:text-properties fo:color="#666666"/>
    </style:style>
    <style:style style:name="P82" style:family="paragraph">
      <loext:graphic-properties draw:fill-color="#ffcc00"/>
      <style:paragraph-properties fo:text-align="center"/>
      <style:text-properties fo:color="#666666"/>
    </style:style>
    <style:style style:name="P83" style:family="paragraph">
      <loext:graphic-properties draw:fill-color="#aecf00"/>
      <style:paragraph-properties fo:text-align="center"/>
      <style:text-properties fo:color="#666666" fo:font-size="10pt"/>
    </style:style>
    <style:style style:name="T1" style:family="text">
      <style:text-properties officeooo:rsid="002a5181"/>
    </style:style>
    <style:style style:name="T2" style:family="text">
      <style:text-properties fo:font-weight="bold" style:font-weight-asian="bold" style:font-weight-complex="bold"/>
    </style:style>
    <style:style style:name="T3" style:family="text">
      <style:text-properties fo:font-weight="bold" officeooo:rsid="002abe30" style:font-weight-asian="bold" style:font-weight-complex="bold"/>
    </style:style>
    <style:style style:name="T4" style:family="text">
      <style:text-properties fo:font-weight="bold" officeooo:rsid="003fbb69" style:font-weight-asian="bold" style:font-weight-complex="bold"/>
    </style:style>
    <style:style style:name="T5" style:family="text">
      <style:text-properties fo:font-weight="bold" officeooo:rsid="006aa1a2" style:font-weight-asian="bold" style:font-weight-complex="bold"/>
    </style:style>
    <style:style style:name="T6" style:family="text">
      <style:text-properties fo:font-weight="bold" officeooo:rsid="002a5181" style:font-weight-asian="bold" style:font-weight-complex="bold"/>
    </style:style>
    <style:style style:name="T7" style:family="text">
      <style:text-properties fo:font-weight="bold" officeooo:rsid="00294502"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4dc43b" style:font-weight-asian="normal" style:font-weight-complex="normal"/>
    </style:style>
    <style:style style:name="T10" style:family="text">
      <style:text-properties fo:font-weight="normal" officeooo:rsid="006aa1a2" style:font-weight-asian="normal" style:font-weight-complex="normal"/>
    </style:style>
    <style:style style:name="T11" style:family="text">
      <style:text-properties fo:font-weight="normal" officeooo:rsid="006b85d0" style:font-weight-asian="normal" style:font-weight-complex="normal"/>
    </style:style>
    <style:style style:name="T12" style:family="text">
      <style:text-properties fo:font-weight="normal" officeooo:rsid="00724277" style:font-weight-asian="normal" style:font-weight-complex="normal"/>
    </style:style>
    <style:style style:name="T13" style:family="text">
      <style:text-properties officeooo:rsid="002abe30"/>
    </style:style>
    <style:style style:name="T14" style:family="text">
      <style:text-properties officeooo:rsid="00391ccb"/>
    </style:style>
    <style:style style:name="T15" style:family="text">
      <style:text-properties officeooo:rsid="003fbb69"/>
    </style:style>
    <style:style style:name="T16" style:family="text">
      <style:text-properties officeooo:rsid="0044a63f"/>
    </style:style>
    <style:style style:name="T17" style:family="text">
      <style:text-properties officeooo:rsid="00646179"/>
    </style:style>
    <style:style style:name="T18" style:family="text">
      <style:text-properties officeooo:rsid="007826d3"/>
    </style:style>
    <style:style style:name="T19" style:family="text">
      <style:text-properties officeooo:rsid="0078db14"/>
    </style:style>
    <style:style style:name="T20" style:family="text">
      <style:text-properties fo:color="#ffcc00" fo:font-weight="bold" style:font-weight-asian="bold" style:font-weight-complex="bold"/>
    </style:style>
    <style:style style:name="T21" style:family="text">
      <style:text-properties fo:color="#aecf00" fo:font-weight="bold" style:font-weight-asian="bold" style:font-weight-complex="bold"/>
    </style:style>
    <style:style style:name="T22" style:family="text">
      <style:text-properties fo:color="#ff8080" fo:font-weight="bold" fo:background-color="transparent" loext:char-shading-value="0" style:font-weight-asian="bold" style:font-weight-complex="bold"/>
    </style:style>
    <style:style style:name="T23" style:family="text">
      <style:text-properties officeooo:rsid="008ecec8"/>
    </style:style>
    <style:style style:name="T24" style:family="text">
      <style:text-properties fo:color="#666666" fo:font-size="10pt"/>
    </style:style>
    <style:style style:name="T25" style:family="text">
      <style:text-properties fo:color="#666666"/>
    </style:style>
    <text:list-style style:name="L1">
      <text:list-level-style-bullet text:level="1" text:style-name="Bullet_20_Symbols" text:bullet-char="•">
        <style:list-level-properties text:list-level-position-and-space-mode="label-alignment">
          <style:list-level-label-alignment text:label-followed-by="space" fo:text-indent="-0.72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951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marker-end="msArrowOpenEnd_20_5" draw:marker-end-width="0.316cm" draw:marker-end-center="false" draw:fill="none" draw:textarea-vertical-align="top" draw:auto-grow-height="false" fo:min-height="8.692cm" fo:min-width="0cm" fo:padding-top="0.125cm" fo:padding-bottom="0.125cm" fo:padding-left="0.25cm" fo:padding-right="0.25cm" fo:wrap-option="wrap" fo:margin-left="0.423cm" fo:margin-right="0.503cm" fo:margin-top="0.106cm" fo:margin-bottom="0.0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35cm" svg:stroke-color="#000000" draw:marker-end="msArrowOpenEnd_20_5" draw:marker-end-width="0.316cm" draw:marker-end-center="false" draw:fill="none" draw:textarea-vertical-align="top" draw:auto-grow-height="false" fo:min-height="0cm" fo:min-width="0cm" fo:padding-top="0.125cm" fo:padding-bottom="0.125cm" fo:padding-left="0.25cm" fo:padding-right="0.25cm" fo:wrap-option="wrap" fo:margin-left="0.318cm" fo:margin-right="0.37cm" fo:margin-top="0.212cm" fo:margin-bottom="0.31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stroke-dash="Ultrafine_20_Dashed" draw:fill-color="#ff8080" draw:textarea-horizontal-align="justify" draw:textarea-vertical-align="middle" draw:auto-grow-height="false" fo:min-height="0.75cm" fo:min-width="0.748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stroke-dash="Ultrafine_20_Dashed" draw:fill-color="#ffcc00" draw:textarea-horizontal-align="justify" draw:textarea-vertical-align="middle" draw:auto-grow-height="false" fo:min-height="0.748cm" fo:min-width="0.748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draw:stroke-dash="Dashed_20__28_var_29__20_4" draw:fill-color="#aecf00" draw:textarea-horizontal-align="justify" draw:textarea-vertical-align="middle" draw:auto-grow-height="false" fo:min-height="0.75cm" fo:min-width="0.748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table-row>
          <table:table-cell table:style-name="Table3.A1" office:value-type="string">
            <text:p text:style-name="P6">1</text:p>
          </table:table-cell>
        </table:table-row>
      </table:table>
      <text:p text:style-name="P9"/>
      <text:p text:style-name="P9">Laut einer Veröffentlichung in der Fachzeitschrift des IT-Verbandes beträgt die Umschlagshäufigkeit für PC-Komponenten im Branchendurchschnitt 10. <text:s/>Für einen Vergleich der eigenen Umschlagshäufigkeit mit dem Branchendurchschnitt liegen folgende Werte für das vergangene Halbjahr vor: </text:p>
      <text:p text:style-name="P9"/>
      <text:p text:style-name="P9">Anfangsbestand: <text:span text:style-name="T2">300 Platinen</text:span></text:p>
      <text:p text:style-name="P9">Endbestand: <text:span text:style-name="T2">200 Platinen</text:span></text:p>
      <text:p text:style-name="P9">Zugänge: <text:span text:style-name="T2">1.000 Platinen</text:span></text:p>
      <text:p text:style-name="P9">Durchschnittlicher Einstandspreis: <text:span text:style-name="T2">8,00 €/</text:span><text:span text:style-name="T3">Stück</text:span></text:p>
      <text:p text:style-name="P9"/>
      <text:p text:style-name="P9"><text:span text:style-name="T3">1.1 </text:span>Ermitteln Sie die Umschlagshäufigkeit für Platinen und vergleichen Sie das Ergebnis mit dem Branchendurchschnitt.</text:p>
      <text:p text:style-name="P9"/>
      <text:p text:style-name="P10">Die Umschlagshäufigkeit <text:span text:style-name="T14">berechnet sich wie folgt:</text:span></text:p>
      <text:p text:style-name="P11">Jahresverbrauch / Durchschnittlicher Lagerbestand</text:p>
      <text:p text:style-name="P11">Durchschnittlicher Lagerbestand = (Jahrensanfangsbestand + Jahresendbestand) / 2</text:p>
      <text:p text:style-name="P33">Dementsprechend:</text:p>
      <text:p text:style-name="P12">(300 + 200) / 2 = 250</text:p>
      <text:p text:style-name="P35">1100 / 250 = 4,4</text:p>
      <text:p text:style-name="P10"/>
      <text:p text:style-name="P13"/>
      <text:p text:style-name="P9"><text:span text:style-name="T3">1.2</text:span><text:span text:style-name="T13"> </text:span>Begründen Sie, ob folgende Maßnahmen zu einer Verbesserung der Umschlagshäufigkeit führen werden: </text:p>
      <text:list xml:id="list3710550255449387466" text:style-name="L1">
        <text:list-item>
          <text:p text:style-name="P42">Sonderverkäufe</text:p>
        </text:list-item>
        <text:list-item>
          <text:p text:style-name="P42">Häufigere, aber kleine Bestellungen </text:p>
        </text:list-item>
        <text:list-item>
          <text:p text:style-name="P42">Einstellung der Werbung</text:p>
        </text:list-item>
      </text:list>
      <text:p text:style-name="P9"/>
      <text:p text:style-name="P10"><text:span text:style-name="T2">Sonderverkäufe</text:span> können sehr wohl zur höheren Umschlagshäufigkeit beitragen, da sie den Verkauf und damit den Verbrauch, der im Lager gelagerten Ware, erhöhen.</text:p>
      <text:p text:style-name="P14"><text:span text:style-name="T2">Häufigere aber kleine Bestellungen</text:span> ändern nichts an der Umschalgshäufigkeit, da diese von den im Lager ersetzten Teilen abhängig ist, aber nicht davon, wie viel Teile auf Einmal entnommen wurden.</text:p>
      <text:p text:style-name="P15"><text:span text:style-name="T2">Einstellung der Werbung</text:span> könnte dazu führen, dass das Produkt selbst nicht mehr so oft gekauft wird und dementsprechend sinkt dann auch die Umschlagshäufigkeit.</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6"/>
      <table:table table:name="Table4" table:style-name="Table4">
        <table:table-column table:style-name="Table4.A"/>
        <text:soft-page-break/>
        <table:table-row>
          <table:table-cell table:style-name="Table4.A1" office:value-type="string">
            <text:p text:style-name="P7">2</text:p>
          </table:table-cell>
        </table:table-row>
      </table:table>
      <text:p text:style-name="P16"/>
      <text:p text:style-name="P16">Eine Wirtschaftlichkeitsprüfung ergab, dass im Beschaffungs- und Lagerbereich die Kosten zu hoch sind. Als Konsequenz soll das Lagerwesen effektiver organisiert werden. </text:p>
      <text:p text:style-name="P16"/>
      <text:p text:style-name="P9"><text:span text:style-name="T4">2.1</text:span><text:span text:style-name="T15"> </text:span>Nennen Sie sechs Kostenarten, die im Lager entstehen.</text:p>
      <text:p text:style-name="P9"/>
      <text:p text:style-name="P17">Lagerhaltungskosten, <text:span text:style-name="T16">Lager-Einstandskosten</text:span>, Lagerzinsen, Lager-Energiekosten, Lager-Personalkosten, Lager-Gerätekosten.</text:p>
      <text:p text:style-name="P9"/>
      <text:p text:style-name="P9"/>
      <text:p text:style-name="P9">Aus der Lagerbuchhaltung liegen folgende Informationen vor: </text:p>
      <text:p text:style-name="P9">Anfangsbestand: <text:span text:style-name="T2">320.000 €</text:span></text:p>
      <text:p text:style-name="P9">12 Monatsendbestände: <text:span text:style-name="T2">4.360.000 €</text:span></text:p>
      <text:p text:style-name="P9">Wareneinsatz zu Einstandspreisen: <text:span text:style-name="T2">1.296.000 €</text:span></text:p>
      <text:p text:style-name="P9">Berechnen Sie die folgende Lagerkennzahlen: </text:p>
      <text:p text:style-name="P9"/>
      <text:p text:style-name="P32"><text:span text:style-name="T1">2.2 </text:span><text:span text:style-name="T8">Durchschnittlicher Lagerbestand</text:span></text:p>
      <text:p text:style-name="P32"><text:span text:style-name="T8"/></text:p>
      <text:p text:style-name="P61">(Jahresanfangsbestand + 12 Monatsendbestände) / 13</text:p>
      <text:p text:style-name="P37"><text:span text:style-name="T8">(4.360.000 + 320.000) / 13 = 360.000 </text:span><text:span text:style-name="T9">€</text:span></text:p>
      <text:p text:style-name="P60"/>
      <text:p text:style-name="P32"><text:span text:style-name="T1">2.3 </text:span><text:span text:style-name="T8">Umschlagshäufigkeit</text:span></text:p>
      <text:p text:style-name="P32"><text:span text:style-name="T8"/></text:p>
      <text:p text:style-name="P62">Jahresverbrauch / Durchschnittlicher Lagerbestand</text:p>
      <text:p text:style-name="P38"><text:span text:style-name="T8">1.296.000 / 360.000 = 3,6 </text:span><text:span text:style-name="T9">USH</text:span></text:p>
      <text:p text:style-name="P60"/>
      <text:p text:style-name="P60"/>
      <text:p text:style-name="P32"><text:span text:style-name="T1">2.4 </text:span><text:span text:style-name="T8">Durchschnittliche Lagerdauer</text:span></text:p>
      <text:p text:style-name="P32"><text:span text:style-name="T8"/></text:p>
      <text:p text:style-name="P63">(Lagerbestand / 100) / Umschlagshäufigkeit</text:p>
      <text:p text:style-name="P39"><text:span text:style-name="T8">(360.000 / 100) / 3,6 = 100 </text:span><text:span text:style-name="T9">Tage</text:span></text:p>
      <text:p text:style-name="P60"/>
      <text:p text:style-name="P60"/>
      <text:p text:style-name="P32"><text:span text:style-name="T1">2.5 </text:span><text:span text:style-name="T8">Lagerzinssatz bei einem Jahreszinssatz von 12,6%.</text:span></text:p>
      <text:p text:style-name="P32"><text:span text:style-name="T8"/></text:p>
      <text:p text:style-name="P64">Jahreszinssatz / Umschlagshäufigkeit</text:p>
      <text:p text:style-name="P65">12,6 / 3,6 = 3,5%</text:p>
      <text:p text:style-name="P9"/>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able:table table:name="Table5" table:style-name="Table5">
        <table:table-column table:style-name="Table5.A"/>
        <text:soft-page-break/>
        <table:table-row>
          <table:table-cell table:style-name="Table5.A1" office:value-type="string">
            <text:p text:style-name="P7">3</text:p>
          </table:table-cell>
        </table:table-row>
      </table:table>
      <text:p text:style-name="P16"/>
      <text:p text:style-name="P16">Der Assistent der Geschäftsleitung eines Berliner PC-Dienstleisters soll den Zusammenhang zwischen Beschaffungskosten und Lagerkosten untersuchen, um daraus die günstigste (= optimale) Bestellmenge für die einzelnen PC-Komponenten zu ermitteln. </text:p>
      <text:p text:style-name="P16"/>
      <text:p text:style-name="P9">Die Untersuchung führt er an den Komponenten LEDs für den PC durch. </text:p>
      <text:p text:style-name="P9">Folgende Voraussetzungen und Daten werden der Untersuchung zugrunde gelegt: <text:line-break/></text:p>
      <text:list xml:id="list1975012638401181425" text:style-name="L2">
        <text:list-item>
          <text:p text:style-name="P43">Die jährliche Beschaffungsmenge wird in gleichbleibende Bestellmengen aufgeteilt. </text:p>
        </text:list-item>
        <text:list-item>
          <text:p text:style-name="P43">Die Einstandspreise sind von der Bestellmenge und vom Bestellzeitpunkt unabhängig. </text:p>
        </text:list-item>
        <text:list-item>
          <text:p text:style-name="P43">Das Fertigungsverfahren ermöglicht einen gleichbleibenden Lagerabgang. </text:p>
        </text:list-item>
        <text:list-item>
          <text:p text:style-name="P43">Aufgrund von <text:s/>Vereinbarungen mit der Lieferfirma ist sichergestellt, dass zum Zeitpunkt des Aufbrauchs des Lagerbestandes immer die neue Lieferung eintrifft. </text:p>
        </text:list-item>
      </text:list>
      <text:p text:style-name="P9"/>
      <text:p text:style-name="P9">Als durchschnittlicher Lagerbestand in Stück wird jeweils die halbe Bestellmenge angenommen. </text:p>
      <text:p text:style-name="P9">Mittelbare <text:s/>Beschaffungskosten (= bestellfixe Kosten) je Auftrag: <text:span text:style-name="T2">40€</text:span>. </text:p>
      <text:p text:style-name="P9">Jahresbedarf: <text:span text:style-name="T2">1.000 Einheiten</text:span></text:p>
      <text:p text:style-name="P9">Einstandspreis je Mengeneinheit: <text:span text:style-name="T2">12,50 €</text:span></text:p>
      <text:p text:style-name="P9">Lagerkostensatz: <text:span text:style-name="T2">16%</text:span></text:p>
      <text:p text:style-name="P32"/>
      <text:p text:style-name="P16"><text:span text:style-name="T5">3.1</text:span><text:span text:style-name="T12"> </text:span><text:span text:style-name="T10">Mithilfe des nachstehenden Tabellenmusters sollen Sie folgendes Problem lösen</text:span><text:span text:style-name="T11">:<text:line-break/></text:span><text:span text:style-name="T10">Bei welcher Bestellmenge ist die Summe aus Beschaffungskosten (= Summe bestellfixe Kosten + Summe bestellvariable Kosten oder unmittelbare Beschaffungskosten) und Lagerhaltungskosten bezogen auf eine Mengeneinheit am niedrigsten?</text:span></text:p>
      <text:p text:style-name="P9"/>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column table:style-name="Table1.H"/>
        <table:table-column table:style-name="Table1.I"/>
        <table:table-row table:style-name="Table1.1">
          <table:table-cell table:style-name="Table1.A1" office:value-type="string">
            <text:p text:style-name="P34">Bestell-mengen </text:p>
          </table:table-cell>
          <table:table-cell table:style-name="Table1.A1" office:value-type="string">
            <text:p text:style-name="P34">Anzahl der Bestellungen /Jahr </text:p>
          </table:table-cell>
          <table:table-cell table:style-name="Table1.A1" office:value-type="string">
            <text:p text:style-name="P34">Durchschnittl. Lagerbestand (E<text:span text:style-name="T18">UR</text:span>) </text:p>
          </table:table-cell>
          <table:table-cell table:style-name="Table1.A1" office:value-type="string">
            <text:p text:style-name="P34">Lager-kosten /Jahr </text:p>
            <text:p text:style-name="P34">(E<text:span text:style-name="T18">UR</text:span>) </text:p>
          </table:table-cell>
          <table:table-cell table:style-name="Table1.A1" office:value-type="string">
            <text:p text:style-name="P34">Bestell-<text:span text:style-name="T17">F</text:span>ix<text:span text:style-name="T17">k</text:span>osten /Jahr (E<text:span text:style-name="T18">UR</text:span>)</text:p>
          </table:table-cell>
          <table:table-cell table:style-name="Table1.A1" office:value-type="string">
            <text:p text:style-name="P34">Summe <text:span text:style-name="T17">B</text:span>estell-<text:span text:style-name="T17">F</text:span>ix<text:span text:style-name="T17">k</text:span>osten und Lager-kosten (E<text:span text:style-name="T18">UR</text:span>)</text:p>
          </table:table-cell>
          <table:table-cell table:style-name="Table1.A1" office:value-type="string">
            <text:p text:style-name="P34">Unmittel-bare Be-schaff-ungs-kosten </text:p>
            <text:p text:style-name="P34">(Menge x Einstandspreis) (E<text:span text:style-name="T18">UR</text:span>)</text:p>
          </table:table-cell>
          <table:table-cell table:style-name="Table1.A1" office:value-type="string">
            <text:p text:style-name="P34">Gesamt-kosten Material-wirtschaft /Jahr (E<text:span text:style-name="T18">UR</text:span>)</text:p>
          </table:table-cell>
          <table:table-cell table:style-name="Table1.I1" office:value-type="string">
            <text:p text:style-name="P34">Kosten Material-wirtschaft /Einheit (E<text:span text:style-name="T18">UR</text:span>)</text:p>
          </table:table-cell>
        </table:table-row>
        <table:table-row table:style-name="Table1.2">
          <table:table-cell table:style-name="Table1.A7" office:value-type="string">
            <text:p text:style-name="P34">50</text:p>
          </table:table-cell>
          <table:table-cell table:style-name="Table1.B7" office:value-type="string">
            <text:p text:style-name="P34">20</text:p>
          </table:table-cell>
          <table:table-cell table:style-name="Table1.C2" office:value-type="string">
            <text:p text:style-name="P34">312,50</text:p>
          </table:table-cell>
          <table:table-cell table:style-name="Table1.D7" office:value-type="string">
            <text:p text:style-name="P34">50</text:p>
          </table:table-cell>
          <table:table-cell table:style-name="Table1.E2" office:value-type="string">
            <text:p text:style-name="P34">800</text:p>
          </table:table-cell>
          <table:table-cell table:style-name="Table1.F7" office:value-type="string">
            <text:p text:style-name="P34">850</text:p>
          </table:table-cell>
          <table:table-cell table:style-name="Table1.G7" office:value-type="string">
            <text:p text:style-name="P34">12.500</text:p>
          </table:table-cell>
          <table:table-cell table:style-name="Table1.H7" office:value-type="string">
            <text:p text:style-name="P34">13.350</text:p>
          </table:table-cell>
          <table:table-cell table:style-name="Table1.I2" office:value-type="string">
            <text:p text:style-name="P34">13,35</text:p>
          </table:table-cell>
        </table:table-row>
        <table:table-row table:style-name="Table1.3">
          <table:table-cell table:style-name="Table1.A7" office:value-type="string">
            <text:p text:style-name="P34">100</text:p>
          </table:table-cell>
          <table:table-cell table:style-name="Table1.B7" office:value-type="string">
            <text:p text:style-name="P34">10</text:p>
          </table:table-cell>
          <table:table-cell table:style-name="Table1.C3" office:value-type="string">
            <text:p text:style-name="P24">625</text:p>
          </table:table-cell>
          <table:table-cell table:style-name="Table1.D7" office:value-type="string">
            <text:p text:style-name="P27">100</text:p>
          </table:table-cell>
          <table:table-cell table:style-name="Table1.E3" office:value-type="string">
            <text:p text:style-name="P28">400</text:p>
          </table:table-cell>
          <table:table-cell table:style-name="Table1.F7" office:value-type="string">
            <text:p text:style-name="P29">500</text:p>
          </table:table-cell>
          <table:table-cell table:style-name="Table1.G7" office:value-type="string">
            <text:p text:style-name="P40">12.500</text:p>
          </table:table-cell>
          <table:table-cell table:style-name="Table1.H7" office:value-type="string">
            <text:p text:style-name="P30">13.000</text:p>
          </table:table-cell>
          <table:table-cell table:style-name="Table1.I3" office:value-type="string">
            <text:p text:style-name="P31">13,00</text:p>
          </table:table-cell>
        </table:table-row>
        <table:table-row table:style-name="Table1.2">
          <table:table-cell table:style-name="Table1.A7" office:value-type="string">
            <text:p text:style-name="P34">125</text:p>
          </table:table-cell>
          <table:table-cell table:style-name="Table1.B7" office:value-type="string">
            <text:p text:style-name="P23">8</text:p>
          </table:table-cell>
          <table:table-cell table:style-name="Table1.C4" office:value-type="string">
            <text:p text:style-name="P25">781,25</text:p>
          </table:table-cell>
          <table:table-cell table:style-name="Table1.D7" office:value-type="string">
            <text:p text:style-name="P27">125</text:p>
          </table:table-cell>
          <table:table-cell table:style-name="Table1.E4" office:value-type="string">
            <text:p text:style-name="P28">320</text:p>
          </table:table-cell>
          <table:table-cell table:style-name="Table1.F7" office:value-type="string">
            <text:p text:style-name="P29">445</text:p>
          </table:table-cell>
          <table:table-cell table:style-name="Table1.G7" office:value-type="string">
            <text:p text:style-name="P40">12.500</text:p>
          </table:table-cell>
          <table:table-cell table:style-name="Table1.H7" office:value-type="string">
            <text:p text:style-name="P30">12.945</text:p>
          </table:table-cell>
          <table:table-cell table:style-name="Table1.I4" office:value-type="string">
            <text:p text:style-name="P31">12,95</text:p>
          </table:table-cell>
        </table:table-row>
        <table:table-row table:style-name="Table1.5">
          <table:table-cell table:style-name="Table1.A7" office:value-type="string">
            <text:p text:style-name="P34">200</text:p>
          </table:table-cell>
          <table:table-cell table:style-name="Table1.B7" office:value-type="string">
            <text:p text:style-name="P23">5</text:p>
          </table:table-cell>
          <table:table-cell table:style-name="Table1.C5" office:value-type="string">
            <text:p text:style-name="P26">1250</text:p>
          </table:table-cell>
          <table:table-cell table:style-name="Table1.D7" office:value-type="string">
            <text:p text:style-name="P27">200</text:p>
          </table:table-cell>
          <table:table-cell table:style-name="Table1.E5" office:value-type="string">
            <text:p text:style-name="P28">200</text:p>
          </table:table-cell>
          <table:table-cell table:style-name="Table1.F7" office:value-type="string">
            <text:p text:style-name="P29">400</text:p>
          </table:table-cell>
          <table:table-cell table:style-name="Table1.G7" office:value-type="string">
            <text:p text:style-name="P40">12.500</text:p>
          </table:table-cell>
          <table:table-cell table:style-name="Table1.H7" office:value-type="string">
            <text:p text:style-name="P36">12.900</text:p>
          </table:table-cell>
          <table:table-cell table:style-name="Table1.I5" office:value-type="string">
            <text:p text:style-name="P31">12,90</text:p>
          </table:table-cell>
        </table:table-row>
        <table:table-row table:style-name="Table1.2">
          <table:table-cell table:style-name="Table1.A7" office:value-type="string">
            <text:p text:style-name="P34">250</text:p>
          </table:table-cell>
          <table:table-cell table:style-name="Table1.B7" office:value-type="string">
            <text:p text:style-name="P24">4</text:p>
          </table:table-cell>
          <table:table-cell table:style-name="Table1.C6" office:value-type="string">
            <text:p text:style-name="P26">1562,5</text:p>
          </table:table-cell>
          <table:table-cell table:style-name="Table1.D7" office:value-type="string">
            <text:p text:style-name="P27">250</text:p>
          </table:table-cell>
          <table:table-cell table:style-name="Table1.E6" office:value-type="string">
            <text:p text:style-name="P28">160</text:p>
          </table:table-cell>
          <table:table-cell table:style-name="Table1.F7" office:value-type="string">
            <text:p text:style-name="P29">410</text:p>
          </table:table-cell>
          <table:table-cell table:style-name="Table1.G7" office:value-type="string">
            <text:p text:style-name="P40">12.500</text:p>
          </table:table-cell>
          <table:table-cell table:style-name="Table1.H7" office:value-type="string">
            <text:p text:style-name="P30">12.910</text:p>
          </table:table-cell>
          <table:table-cell table:style-name="Table1.I6" office:value-type="string">
            <text:p text:style-name="P31">12,91</text:p>
          </table:table-cell>
        </table:table-row>
        <table:table-row table:style-name="Table1.7">
          <table:table-cell table:style-name="Table1.A7" office:value-type="string">
            <text:p text:style-name="P34">500</text:p>
          </table:table-cell>
          <table:table-cell table:style-name="Table1.B7" office:value-type="string">
            <text:p text:style-name="P24">2</text:p>
          </table:table-cell>
          <table:table-cell table:style-name="Table1.C7" office:value-type="string">
            <text:p text:style-name="P26">3125</text:p>
          </table:table-cell>
          <table:table-cell table:style-name="Table1.D7" office:value-type="string">
            <text:p text:style-name="P27">500</text:p>
          </table:table-cell>
          <table:table-cell table:style-name="Table1.E7" office:value-type="string">
            <text:p text:style-name="P28">80</text:p>
          </table:table-cell>
          <table:table-cell table:style-name="Table1.F7" office:value-type="string">
            <text:p text:style-name="P29">580</text:p>
          </table:table-cell>
          <table:table-cell table:style-name="Table1.G7" office:value-type="string">
            <text:p text:style-name="P40">12.500</text:p>
          </table:table-cell>
          <table:table-cell table:style-name="Table1.H7" office:value-type="string">
            <text:p text:style-name="P30">13.080</text:p>
          </table:table-cell>
          <table:table-cell table:style-name="Table1.I7" office:value-type="string">
            <text:p text:style-name="P31">13,08</text:p>
          </table:table-cell>
        </table:table-row>
        <table:table-row table:style-name="Table1.2">
          <table:table-cell table:style-name="Table1.A8" office:value-type="string">
            <text:p text:style-name="P34">1000</text:p>
          </table:table-cell>
          <table:table-cell table:style-name="Table1.B8" office:value-type="string">
            <text:p text:style-name="P24">1</text:p>
          </table:table-cell>
          <table:table-cell table:style-name="Table1.C8" office:value-type="string">
            <text:p text:style-name="P26">6250</text:p>
          </table:table-cell>
          <table:table-cell table:style-name="Table1.D8" office:value-type="string">
            <text:p text:style-name="P27">1000</text:p>
          </table:table-cell>
          <table:table-cell table:style-name="Table1.E8" office:value-type="string">
            <text:p text:style-name="P28">40</text:p>
          </table:table-cell>
          <table:table-cell table:style-name="Table1.F8" office:value-type="string">
            <text:p text:style-name="P29">1040</text:p>
          </table:table-cell>
          <table:table-cell table:style-name="Table1.G8" office:value-type="string">
            <text:p text:style-name="P40">12.500</text:p>
          </table:table-cell>
          <table:table-cell table:style-name="Table1.H8" office:value-type="string">
            <text:p text:style-name="P30">13.540</text:p>
          </table:table-cell>
          <table:table-cell table:style-name="Table1.I8" office:value-type="string">
            <text:p text:style-name="P31">13,54</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6" table:style-name="Table6">
        <table:table-column table:style-name="Table6.A"/>
        <text:soft-page-break/>
        <table:table-row>
          <table:table-cell table:style-name="Table6.A1" office:value-type="string">
            <text:p text:style-name="P8">4</text:p>
          </table:table-cell>
        </table:table-row>
      </table:table>
      <text:p text:style-name="P18"/>
      <text:p text:style-name="P18">Bei der Soft GmbH, einem PC-Dienstleister, konnten in letzter Zeit des Öfteren Aufträge nicht termingerecht fertiggestellt werden. Teilweise war das dadurch bedingt ,dass benötigte PC-Komponenten nicht in ausreichender Menge am Lager waren und erst mit Verspätung beschafft werden konnten.</text:p>
      <text:p text:style-name="P18"/>
      <text:p text:style-name="P18">Dem Einkaufsleiter, Herrn Ahmed, wird daraufhin von der Geschäftsleitung vorgehalten, die Materialbestellungen nicht rechtzeitig vorgenommen zu haben. Herr Ahmed betont demgegenüber, <text:s/>er habe lediglich die Anordnung der Geschäftsleitung befolgt, die Lagerbestände so niedrig wie möglich zu halten, um dadurch Kapitalbindung und Lagerkosten zu verringern. Außerdem seien die Lagerbestandslisten, die ihm für seine Bestellungen zur Verfügung stehen, nicht immer auf dem neuesten Stand.</text:p>
      <text:p text:style-name="P18"/>
      <text:p text:style-name="P18">Die eigtentliche Ursache sieht der Einkaufsleiter aber darin, dass er und die ihm in seiner Abteilung zugeteilte Hilfskraft mit der Abwicklung der gesamten Materialbeschaffung (u.a. Marktbeobachtung, Liefererauswahl, Verhandlungsführung, Bestellungen, Termin- und Qualitätskontrolle) zeitlich überfordert seien. Insbesondere die termingerechte Beschaffung der vielfältigen Kleinmaterialien (Schrauben, Prozessoren, Speicher, LEDs usw.) nehmen so viel Zeit in Anspruch, dass kaum Möglichkeiten bestünden, sich intensiv mit der Beschaffung der Gehäusematerialien zu befassen.</text:p>
      <text:p text:style-name="P18"/>
      <text:p text:style-name="P18">Nachdem die Geschäftsleitung deutlich gemacht hat, dass an eine personelle Ausweitung der Einkaufsabteilung durch einen zusätzlichen Mitarbeiter nicht zu denken ist, wird Herr Ahmed beauftragt zu prüfen, bei welchen Materialien möglicherweise durch eine Rationalisierung des Beschaffungsvorganges Zeit eingespart werden kann. </text:p>
      <text:p text:style-name="P18"/>
      <text:p text:style-name="P9">Grundlage für die Überprüfung der Materialarten soll eine ABC-Analyse sein.</text:p>
      <text:p text:style-name="P9"/>
      <text:p text:style-name="P9">Zur Durchführung der ABC-Analyse stellt der Einkaufsleiter auf der Basis der Zahlen aus dem letzten Jahr zunächst für 10 der zahlreichen Lagergüter folgende Tabelle zusammen (siehe unten). </text:p>
      <text:p text:style-name="P9"/>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4">Lagergüter</text:p>
          </table:table-cell>
          <table:table-cell table:style-name="Table2.A1" office:value-type="string">
            <text:p text:style-name="P34">Mengen-</text:p>
            <text:p text:style-name="P34">mäßiger Verbrauch im letzten Jahr </text:p>
            <text:p text:style-name="P34">(Stück /handelsüblicher Mengeneinheit)</text:p>
          </table:table-cell>
          <table:table-cell table:style-name="Table2.A1" office:value-type="string">
            <text:p text:style-name="P34">Preis /Mengen-</text:p>
            <text:p text:style-name="P34">einheit (E<text:span text:style-name="T19">UR</text:span>)</text:p>
          </table:table-cell>
          <table:table-cell table:style-name="Table2.A1" office:value-type="string">
            <text:p text:style-name="P34">Jahres-verbrauchs-wert (E<text:span text:style-name="T19">UR</text:span>)</text:p>
          </table:table-cell>
          <table:table-cell table:style-name="Table2.A1" office:value-type="string">
            <text:p text:style-name="P34">%-Anteil am Gesamt-verbrauchs-wert </text:p>
          </table:table-cell>
          <table:table-cell table:style-name="Table2.F1" office:value-type="string">
            <text:p text:style-name="P34">Rangordnung </text:p>
            <text:p text:style-name="P34">(nach dem</text:p>
            <text:p text:style-name="P34"><text:s/>Prozent-</text:p>
            <text:p text:style-name="P34">anteil am Gesamt-verbrauchs-</text:p>
            <text:p text:style-name="P34">wert</text:p>
          </table:table-cell>
        </table:table-row>
        <table:table-row table:style-name="Table2.1">
          <table:table-cell table:style-name="Table2.A2" office:value-type="string">
            <text:p text:style-name="P22">Speicherchips A</text:p>
          </table:table-cell>
          <table:table-cell table:style-name="Table2.A2" office:value-type="string">
            <text:p text:style-name="P34">30.000</text:p>
          </table:table-cell>
          <table:table-cell table:style-name="Table2.A2" office:value-type="string">
            <text:p text:style-name="P34">6,75</text:p>
          </table:table-cell>
          <table:table-cell table:style-name="Table2.A2" office:value-type="string">
            <text:p text:style-name="P44">202.500</text:p>
          </table:table-cell>
          <table:table-cell table:style-name="Table2.A2" office:value-type="string">
            <text:p text:style-name="P50">9 (8,99)%</text:p>
          </table:table-cell>
          <table:table-cell table:style-name="Table2.F2" office:value-type="string">
            <text:p text:style-name="P52">4</text:p>
          </table:table-cell>
        </table:table-row>
        <table:table-row table:style-name="Table2.1">
          <table:table-cell table:style-name="Table2.A11" office:value-type="string">
            <text:p text:style-name="P22">Speicherchips B</text:p>
          </table:table-cell>
          <table:table-cell table:style-name="Table2.B11" office:value-type="string">
            <text:p text:style-name="P34">30.000</text:p>
          </table:table-cell>
          <table:table-cell table:style-name="Table2.C3" office:value-type="string">
            <text:p text:style-name="P34">6,00</text:p>
          </table:table-cell>
          <table:table-cell table:style-name="Table2.D3" office:value-type="string">
            <text:p text:style-name="P44">180.000</text:p>
          </table:table-cell>
          <table:table-cell table:style-name="Table2.E11" office:value-type="string">
            <text:p text:style-name="P50">8 (7,99)%</text:p>
          </table:table-cell>
          <table:table-cell table:style-name="Table2.F3" office:value-type="string">
            <text:p text:style-name="P52">5</text:p>
          </table:table-cell>
        </table:table-row>
        <table:table-row table:style-name="Table2.1">
          <table:table-cell table:style-name="Table2.A2" office:value-type="string">
            <text:p text:style-name="P22">Prozessoren I</text:p>
          </table:table-cell>
          <table:table-cell table:style-name="Table2.A2" office:value-type="string">
            <text:p text:style-name="P34">16.500</text:p>
          </table:table-cell>
          <table:table-cell table:style-name="Table2.A2" office:value-type="string">
            <text:p text:style-name="P34">15,00</text:p>
          </table:table-cell>
          <table:table-cell table:style-name="Table2.A2" office:value-type="string">
            <text:p text:style-name="P44">247.500</text:p>
          </table:table-cell>
          <table:table-cell table:style-name="Table2.A2" office:value-type="string">
            <text:p text:style-name="P50">11 (10,99)%</text:p>
          </table:table-cell>
          <table:table-cell table:style-name="Table2.F2" office:value-type="string">
            <text:p text:style-name="P52">3</text:p>
          </table:table-cell>
        </table:table-row>
        <table:table-row table:style-name="Table2.1">
          <table:table-cell table:style-name="Table2.A11" office:value-type="string">
            <text:p text:style-name="P22">LEDs</text:p>
          </table:table-cell>
          <table:table-cell table:style-name="Table2.B11" office:value-type="string">
            <text:p text:style-name="P34">3.000</text:p>
          </table:table-cell>
          <table:table-cell table:style-name="Table2.C5" office:value-type="string">
            <text:p text:style-name="P34">6,75</text:p>
          </table:table-cell>
          <table:table-cell table:style-name="Table2.D5" office:value-type="string">
            <text:p text:style-name="P44">20.250</text:p>
          </table:table-cell>
          <table:table-cell table:style-name="Table2.E11" office:value-type="string">
            <text:p text:style-name="P50">1 (0,89)%</text:p>
          </table:table-cell>
          <table:table-cell table:style-name="Table2.F5" office:value-type="string">
            <text:p text:style-name="P52">10</text:p>
          </table:table-cell>
        </table:table-row>
        <table:table-row table:style-name="Table2.1">
          <table:table-cell table:style-name="Table2.A2" office:value-type="string">
            <text:p text:style-name="P22">Schrauben (Kartons)</text:p>
          </table:table-cell>
          <table:table-cell table:style-name="Table2.A2" office:value-type="string">
            <text:p text:style-name="P34">4.500</text:p>
          </table:table-cell>
          <table:table-cell table:style-name="Table2.A2" office:value-type="string">
            <text:p text:style-name="P34">15,00</text:p>
          </table:table-cell>
          <table:table-cell table:style-name="Table2.A2" office:value-type="string">
            <text:p text:style-name="P44">67.500</text:p>
          </table:table-cell>
          <table:table-cell table:style-name="Table2.A2" office:value-type="string">
            <text:p text:style-name="P50">3 (2,99)%</text:p>
          </table:table-cell>
          <table:table-cell table:style-name="Table2.F2" office:value-type="string">
            <text:p text:style-name="P52">6</text:p>
          </table:table-cell>
        </table:table-row>
        <table:table-row table:style-name="Table2.1">
          <table:table-cell table:style-name="Table2.A11" office:value-type="string">
            <text:p text:style-name="P22">Speicherchips C</text:p>
          </table:table-cell>
          <table:table-cell table:style-name="Table2.B11" office:value-type="string">
            <text:p text:style-name="P34">30.000</text:p>
          </table:table-cell>
          <table:table-cell table:style-name="Table2.C7" office:value-type="string">
            <text:p text:style-name="P34">33,00</text:p>
          </table:table-cell>
          <table:table-cell table:style-name="Table2.D7" office:value-type="string">
            <text:p text:style-name="P44">990.000</text:p>
          </table:table-cell>
          <table:table-cell table:style-name="Table2.E11" office:value-type="string">
            <text:p text:style-name="P50">44 (43,97)%</text:p>
          </table:table-cell>
          <table:table-cell table:style-name="Table2.F7" office:value-type="string">
            <text:p text:style-name="P52">1</text:p>
          </table:table-cell>
        </table:table-row>
        <table:table-row table:style-name="Table2.1">
          <table:table-cell table:style-name="Table2.A2" office:value-type="string">
            <text:p text:style-name="P22">Prozessoren II</text:p>
          </table:table-cell>
          <table:table-cell table:style-name="Table2.A2" office:value-type="string">
            <text:p text:style-name="P34">6.000</text:p>
          </table:table-cell>
          <table:table-cell table:style-name="Table2.A2" office:value-type="string">
            <text:p text:style-name="P34">75,00</text:p>
          </table:table-cell>
          <table:table-cell table:style-name="Table2.A2" office:value-type="string">
            <text:p text:style-name="P44">450.000</text:p>
          </table:table-cell>
          <table:table-cell table:style-name="Table2.A2" office:value-type="string">
            <text:p text:style-name="P50">20 (19,98)%</text:p>
          </table:table-cell>
          <table:table-cell table:style-name="Table2.F2" office:value-type="string">
            <text:p text:style-name="P52">2</text:p>
          </table:table-cell>
        </table:table-row>
        <table:table-row table:style-name="Table2.1">
          <table:table-cell table:style-name="Table2.A11" office:value-type="string">
            <text:p text:style-name="P22">Kabel X</text:p>
          </table:table-cell>
          <table:table-cell table:style-name="Table2.B11" office:value-type="string">
            <text:p text:style-name="P34">3.000</text:p>
          </table:table-cell>
          <table:table-cell table:style-name="Table2.C9" office:value-type="string">
            <text:p text:style-name="P34">8,75</text:p>
          </table:table-cell>
          <table:table-cell table:style-name="Table2.D9" office:value-type="string">
            <text:p text:style-name="P44">26.250</text:p>
          </table:table-cell>
          <table:table-cell table:style-name="Table2.E11" office:value-type="string">
            <text:p text:style-name="P50">1 (1,16)%</text:p>
          </table:table-cell>
          <table:table-cell table:style-name="Table2.F9" office:value-type="string">
            <text:p text:style-name="P52">8</text:p>
          </table:table-cell>
        </table:table-row>
        <table:table-row table:style-name="Table2.1">
          <table:table-cell table:style-name="Table2.A2" office:value-type="string">
            <text:p text:style-name="P22">Kabel Y</text:p>
          </table:table-cell>
          <table:table-cell table:style-name="Table2.A2" office:value-type="string">
            <text:p text:style-name="P34">12.000</text:p>
          </table:table-cell>
          <table:table-cell table:style-name="Table2.A2" office:value-type="string">
            <text:p text:style-name="P34">3,75</text:p>
          </table:table-cell>
          <table:table-cell table:style-name="Table2.A2" office:value-type="string">
            <text:p text:style-name="P44">45.000</text:p>
          </table:table-cell>
          <table:table-cell table:style-name="Table2.A2" office:value-type="string">
            <text:p text:style-name="P50">2 (1,99)%</text:p>
          </table:table-cell>
          <table:table-cell table:style-name="Table2.F2" office:value-type="string">
            <text:p text:style-name="P52">7</text:p>
          </table:table-cell>
        </table:table-row>
        <table:table-row table:style-name="Table2.1">
          <table:table-cell table:style-name="Table2.A11" office:value-type="string">
            <text:p text:style-name="P22">Kabel Z</text:p>
          </table:table-cell>
          <table:table-cell table:style-name="Table2.B11" office:value-type="string">
            <text:p text:style-name="P34">15.000</text:p>
          </table:table-cell>
          <table:table-cell table:style-name="Table2.C11" office:value-type="string">
            <text:p text:style-name="P34">1,50</text:p>
          </table:table-cell>
          <table:table-cell table:style-name="Table2.D11" office:value-type="string">
            <text:p text:style-name="P44">22.500</text:p>
          </table:table-cell>
          <table:table-cell table:style-name="Table2.E11" office:value-type="string">
            <text:p text:style-name="P50">1 (0,99)%</text:p>
          </table:table-cell>
          <table:table-cell table:style-name="Table2.F11" office:value-type="string">
            <text:p text:style-name="P52">9</text:p>
          </table:table-cell>
        </table:table-row>
        <table:table-row table:style-name="Table2.1">
          <table:table-cell table:style-name="Table2.A2" office:value-type="string">
            <text:p text:style-name="P72">Summe</text:p>
          </table:table-cell>
          <table:table-cell table:style-name="Table2.A2" office:value-type="string">
            <text:p text:style-name="P74">150.000</text:p>
          </table:table-cell>
          <table:table-cell table:style-name="Table2.A2" office:value-type="string">
            <text:p text:style-name="P74">171,5</text:p>
          </table:table-cell>
          <table:table-cell table:style-name="Table2.A2" office:value-type="string">
            <text:p text:style-name="P76">2.250.000</text:p>
          </table:table-cell>
          <table:table-cell table:style-name="Table2.A2" office:value-type="string">
            <text:p text:style-name="P76">100%</text:p>
          </table:table-cell>
          <table:table-cell table:style-name="Table2.F2" office:value-type="string">
            <text:p text:style-name="P72"/>
          </table:table-cell>
        </table:table-row>
        <table:table-row table:style-name="Table2.13">
          <table:table-cell table:style-name="Table2.A13" office:value-type="string">
            <text:p text:style-name="P48">Summe</text:p>
          </table:table-cell>
          <table:table-cell table:style-name="Table2.A13" office:value-type="string">
            <text:p text:style-name="P48">150.000</text:p>
          </table:table-cell>
          <table:table-cell table:style-name="Table2.A13" office:value-type="string">
            <text:p text:style-name="P48">171,5</text:p>
          </table:table-cell>
          <table:table-cell table:style-name="Table2.A13" office:value-type="string">
            <text:p text:style-name="P68">2.251.500</text:p>
          </table:table-cell>
          <table:table-cell table:style-name="Table2.A13" office:value-type="string">
            <text:p text:style-name="P70">100%</text:p>
          </table:table-cell>
          <table:table-cell table:style-name="Table2.F13" office:value-type="string">
            <text:p text:style-name="P22"/>
          </table:table-cell>
        </table:table-row>
      </table:table>
      <text:p text:style-name="P9"/>
      <text:p text:style-name="P9"/>
      <text:p text:style-name="P9"/>
      <text:p text:style-name="P9"/>
      <text:p text:style-name="P9"/>
      <text:p text:style-name="P9"/>
      <text:p text:style-name="P9"/>
      <text:p text:style-name="P9"/>
      <text:p text:style-name="P16"><text:soft-page-break/><text:span text:style-name="T7">4.1 </text:span>Ergänzen Sie die oben stehende Tabelle und kennzeichnen Sie die A-Güter, B-Güter und C-Güter!<text:bookmark text:name="_GoBack"/></text:p>
      <text:p text:style-name="P9">Gruppe A: 75% des Gesamtverbrauchswertes </text:p>
      <text:p text:style-name="P9">Gruppe B: 20% des Gesamtverbrauchswertes</text:p>
      <text:p text:style-name="P9">Gruppe C: 5% des Gesamtverbrauchswertes</text:p>
      <text:p text:style-name="P9"/>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style-name="Table7.1">
          <table:table-cell table:style-name="Table7.A1" office:value-type="string">
            <text:p text:style-name="P67">Lagergüter</text:p>
          </table:table-cell>
          <table:table-cell table:style-name="Table7.A1" office:value-type="string">
            <text:p text:style-name="P67">Mengen-</text:p>
            <text:p text:style-name="P67">mäßiger Verbrauch im letzten Jahr </text:p>
            <text:p text:style-name="P67">(Stück /handelsüblicher Mengeneinheit)</text:p>
          </table:table-cell>
          <table:table-cell table:style-name="Table7.A1" office:value-type="string">
            <text:p text:style-name="P67">Preis /Mengen-</text:p>
            <text:p text:style-name="P67">einheit (E<text:span text:style-name="T19">UR</text:span>)</text:p>
          </table:table-cell>
          <table:table-cell table:style-name="Table7.A1" office:value-type="string">
            <text:p text:style-name="P67">Jahres-verbrauchs-wert (E<text:span text:style-name="T19">UR</text:span>)</text:p>
          </table:table-cell>
          <table:table-cell table:style-name="Table7.A1" office:value-type="string">
            <text:p text:style-name="P67">%-Anteil am Gesamt-verbrauchs-wert </text:p>
          </table:table-cell>
          <table:table-cell table:style-name="Table7.F1" office:value-type="string">
            <text:p text:style-name="P67">Rangordnung </text:p>
            <text:p text:style-name="P67">(nach dem</text:p>
            <text:p text:style-name="P67"><text:s/>Prozent-</text:p>
            <text:p text:style-name="P67">anteil am Gesamt-verbrauchs-</text:p>
            <text:p text:style-name="P67">wert</text:p>
          </table:table-cell>
        </table:table-row>
        <table:table-row table:style-name="Table7.1">
          <table:table-cell table:style-name="Table7.A2" office:value-type="string">
            <text:p text:style-name="P47">Speicherchips A</text:p>
          </table:table-cell>
          <table:table-cell table:style-name="Table7.A2" office:value-type="string">
            <text:p text:style-name="P67">30.000</text:p>
          </table:table-cell>
          <table:table-cell table:style-name="Table7.A2" office:value-type="string">
            <text:p text:style-name="P67">6,75</text:p>
          </table:table-cell>
          <table:table-cell table:style-name="Table7.A2" office:value-type="string">
            <text:p text:style-name="P45">202.500</text:p>
          </table:table-cell>
          <table:table-cell table:style-name="Table7.A2" office:value-type="string">
            <text:p text:style-name="P51">9 (8,99)%</text:p>
          </table:table-cell>
          <table:table-cell table:style-name="Table7.F2" office:value-type="string">
            <text:p text:style-name="P53">4</text:p>
          </table:table-cell>
        </table:table-row>
        <table:table-row table:style-name="Table7.1">
          <table:table-cell table:style-name="Table7.A2" office:value-type="string">
            <text:p text:style-name="P47">Speicherchips B</text:p>
          </table:table-cell>
          <table:table-cell table:style-name="Table7.A2" office:value-type="string">
            <text:p text:style-name="P67">30.000</text:p>
          </table:table-cell>
          <table:table-cell table:style-name="Table7.A2" office:value-type="string">
            <text:p text:style-name="P67">6,00</text:p>
          </table:table-cell>
          <table:table-cell table:style-name="Table7.A2" office:value-type="string">
            <text:p text:style-name="P45">180.000</text:p>
          </table:table-cell>
          <table:table-cell table:style-name="Table7.A2" office:value-type="string">
            <text:p text:style-name="P51">8 (7,99)%</text:p>
          </table:table-cell>
          <table:table-cell table:style-name="Table7.F2" office:value-type="string">
            <text:p text:style-name="P53">5</text:p>
          </table:table-cell>
        </table:table-row>
        <table:table-row table:style-name="Table7.1">
          <table:table-cell table:style-name="Table7.A4" office:value-type="string">
            <text:p text:style-name="P47">Prozessoren I</text:p>
          </table:table-cell>
          <table:table-cell table:style-name="Table7.A4" office:value-type="string">
            <text:p text:style-name="P67">16.500</text:p>
          </table:table-cell>
          <table:table-cell table:style-name="Table7.A4" office:value-type="string">
            <text:p text:style-name="P67">15,00</text:p>
          </table:table-cell>
          <table:table-cell table:style-name="Table7.A4" office:value-type="string">
            <text:p text:style-name="P45">247.500</text:p>
          </table:table-cell>
          <table:table-cell table:style-name="Table7.A4" office:value-type="string">
            <text:p text:style-name="P51">11 (10,99)%</text:p>
          </table:table-cell>
          <table:table-cell table:style-name="Table7.F4" office:value-type="string">
            <text:p text:style-name="P53">3</text:p>
          </table:table-cell>
        </table:table-row>
        <table:table-row table:style-name="Table7.1">
          <table:table-cell table:style-name="Table7.A5" office:value-type="string">
            <text:p text:style-name="P47">LEDs</text:p>
          </table:table-cell>
          <table:table-cell table:style-name="Table7.A5" office:value-type="string">
            <text:p text:style-name="P67">3.000</text:p>
          </table:table-cell>
          <table:table-cell table:style-name="Table7.A5" office:value-type="string">
            <text:p text:style-name="P67">6,75</text:p>
          </table:table-cell>
          <table:table-cell table:style-name="Table7.A5" office:value-type="string">
            <text:p text:style-name="P45">20.250</text:p>
          </table:table-cell>
          <table:table-cell table:style-name="Table7.A5" office:value-type="string">
            <text:p text:style-name="P51">1 (0,89)%</text:p>
          </table:table-cell>
          <table:table-cell table:style-name="Table7.F5" office:value-type="string">
            <text:p text:style-name="P53">10</text:p>
          </table:table-cell>
        </table:table-row>
        <table:table-row table:style-name="Table7.1">
          <table:table-cell table:style-name="Table7.A2" office:value-type="string">
            <text:p text:style-name="P47">Schrauben (Kartons)</text:p>
          </table:table-cell>
          <table:table-cell table:style-name="Table7.A2" office:value-type="string">
            <text:p text:style-name="P67">4.500</text:p>
          </table:table-cell>
          <table:table-cell table:style-name="Table7.A2" office:value-type="string">
            <text:p text:style-name="P67">15,00</text:p>
          </table:table-cell>
          <table:table-cell table:style-name="Table7.A2" office:value-type="string">
            <text:p text:style-name="P45">67.500</text:p>
          </table:table-cell>
          <table:table-cell table:style-name="Table7.A2" office:value-type="string">
            <text:p text:style-name="P51">3 (2,99)%</text:p>
          </table:table-cell>
          <table:table-cell table:style-name="Table7.F2" office:value-type="string">
            <text:p text:style-name="P53">6</text:p>
          </table:table-cell>
        </table:table-row>
        <table:table-row table:style-name="Table7.1">
          <table:table-cell table:style-name="Table7.A4" office:value-type="string">
            <text:p text:style-name="P47">Speicherchips C</text:p>
          </table:table-cell>
          <table:table-cell table:style-name="Table7.A4" office:value-type="string">
            <text:p text:style-name="P67">30.000</text:p>
          </table:table-cell>
          <table:table-cell table:style-name="Table7.A4" office:value-type="string">
            <text:p text:style-name="P67">33,00</text:p>
          </table:table-cell>
          <table:table-cell table:style-name="Table7.A4" office:value-type="string">
            <text:p text:style-name="P45">990.000</text:p>
          </table:table-cell>
          <table:table-cell table:style-name="Table7.A4" office:value-type="string">
            <text:p text:style-name="P51">44 (43,97)%</text:p>
          </table:table-cell>
          <table:table-cell table:style-name="Table7.F4" office:value-type="string">
            <text:p text:style-name="P53">1</text:p>
          </table:table-cell>
        </table:table-row>
        <table:table-row table:style-name="Table7.1">
          <table:table-cell table:style-name="Table7.A4" office:value-type="string">
            <text:p text:style-name="P47">Prozessoren II</text:p>
          </table:table-cell>
          <table:table-cell table:style-name="Table7.A4" office:value-type="string">
            <text:p text:style-name="P67">6.000</text:p>
          </table:table-cell>
          <table:table-cell table:style-name="Table7.A4" office:value-type="string">
            <text:p text:style-name="P67">75,00</text:p>
          </table:table-cell>
          <table:table-cell table:style-name="Table7.A4" office:value-type="string">
            <text:p text:style-name="P45">450.000</text:p>
          </table:table-cell>
          <table:table-cell table:style-name="Table7.A4" office:value-type="string">
            <text:p text:style-name="P51">20 (19,98)%</text:p>
          </table:table-cell>
          <table:table-cell table:style-name="Table7.F4" office:value-type="string">
            <text:p text:style-name="P53">2</text:p>
          </table:table-cell>
        </table:table-row>
        <table:table-row table:style-name="Table7.1">
          <table:table-cell table:style-name="Table7.A5" office:value-type="string">
            <text:p text:style-name="P47">Kabel X</text:p>
          </table:table-cell>
          <table:table-cell table:style-name="Table7.A5" office:value-type="string">
            <text:p text:style-name="P67">3.000</text:p>
          </table:table-cell>
          <table:table-cell table:style-name="Table7.A5" office:value-type="string">
            <text:p text:style-name="P67">8,75</text:p>
          </table:table-cell>
          <table:table-cell table:style-name="Table7.A5" office:value-type="string">
            <text:p text:style-name="P45">26.250</text:p>
          </table:table-cell>
          <table:table-cell table:style-name="Table7.A5" office:value-type="string">
            <text:p text:style-name="P51">1 (1,16)%</text:p>
          </table:table-cell>
          <table:table-cell table:style-name="Table7.F5" office:value-type="string">
            <text:p text:style-name="P53">8</text:p>
          </table:table-cell>
        </table:table-row>
        <table:table-row table:style-name="Table7.1">
          <table:table-cell table:style-name="Table7.A5" office:value-type="string">
            <text:p text:style-name="P47">Kabel Y</text:p>
          </table:table-cell>
          <table:table-cell table:style-name="Table7.A5" office:value-type="string">
            <text:p text:style-name="P67">12.000</text:p>
          </table:table-cell>
          <table:table-cell table:style-name="Table7.A5" office:value-type="string">
            <text:p text:style-name="P67">3,75</text:p>
          </table:table-cell>
          <table:table-cell table:style-name="Table7.A5" office:value-type="string">
            <text:p text:style-name="P45">45.000</text:p>
          </table:table-cell>
          <table:table-cell table:style-name="Table7.A5" office:value-type="string">
            <text:p text:style-name="P51">2 (1,99)%</text:p>
          </table:table-cell>
          <table:table-cell table:style-name="Table7.F5" office:value-type="string">
            <text:p text:style-name="P53">7</text:p>
          </table:table-cell>
        </table:table-row>
        <table:table-row table:style-name="Table7.1">
          <table:table-cell table:style-name="Table7.A5" office:value-type="string">
            <text:p text:style-name="P47">Kabel Z</text:p>
          </table:table-cell>
          <table:table-cell table:style-name="Table7.A5" office:value-type="string">
            <text:p text:style-name="P67">15.000</text:p>
          </table:table-cell>
          <table:table-cell table:style-name="Table7.A5" office:value-type="string">
            <text:p text:style-name="P67">1,50</text:p>
          </table:table-cell>
          <table:table-cell table:style-name="Table7.A5" office:value-type="string">
            <text:p text:style-name="P45">22.500</text:p>
          </table:table-cell>
          <table:table-cell table:style-name="Table7.A5" office:value-type="string">
            <text:p text:style-name="P51">1 (0,99)%</text:p>
          </table:table-cell>
          <table:table-cell table:style-name="Table7.F5" office:value-type="string">
            <text:p text:style-name="P53">9</text:p>
          </table:table-cell>
        </table:table-row>
        <table:table-row table:style-name="Table7.1">
          <table:table-cell table:style-name="Table7.A12" office:value-type="string">
            <text:p text:style-name="P73">Summe</text:p>
          </table:table-cell>
          <table:table-cell table:style-name="Table7.A12" office:value-type="string">
            <text:p text:style-name="P75">150.000</text:p>
          </table:table-cell>
          <table:table-cell table:style-name="Table7.A12" office:value-type="string">
            <text:p text:style-name="P75">171,5</text:p>
          </table:table-cell>
          <table:table-cell table:style-name="Table7.A12" office:value-type="string">
            <text:p text:style-name="P77">2.250.000</text:p>
          </table:table-cell>
          <table:table-cell table:style-name="Table7.A12" office:value-type="string">
            <text:p text:style-name="P77">100%</text:p>
          </table:table-cell>
          <table:table-cell table:style-name="Table7.F12" office:value-type="string">
            <text:p text:style-name="P73"/>
          </table:table-cell>
        </table:table-row>
        <table:table-row table:style-name="Table7.13">
          <table:table-cell table:style-name="Table7.A13" office:value-type="string">
            <text:p text:style-name="P49">Summe</text:p>
          </table:table-cell>
          <table:table-cell table:style-name="Table7.A13" office:value-type="string">
            <text:p text:style-name="P49">150.000</text:p>
          </table:table-cell>
          <table:table-cell table:style-name="Table7.A13" office:value-type="string">
            <text:p text:style-name="P49">171,5</text:p>
          </table:table-cell>
          <table:table-cell table:style-name="Table7.A13" office:value-type="string">
            <text:p text:style-name="P69">2.251.500</text:p>
          </table:table-cell>
          <table:table-cell table:style-name="Table7.A13" office:value-type="string">
            <text:p text:style-name="P71">100%</text:p>
          </table:table-cell>
          <table:table-cell table:style-name="Table7.F13" office:value-type="string">
            <text:p text:style-name="P47"/>
          </table:table-cell>
        </table:table-row>
      </table:table>
      <text:p text:style-name="P54"/>
      <text:p text:style-name="P9"/>
      <text:p text:style-name="P16"><text:span text:style-name="T7">4.2 </text:span>Stellen Sie auf der Basis der Tabellenwerte Ihr Ergebnis gra<text:span text:style-name="T1">f</text:span>isch dar. <text:s/>Kennzeichnen Sie die <text:span text:style-name="T22">A-Güter</text:span>, </text:p>
      <text:p text:style-name="P19"><draw:custom-shape text:anchor-type="paragraph" draw:z-index="0" draw:name="Gerade Verbindung mit Pfeil 4" draw:style-name="gr1" draw:text-style-name="P78" svg:width="0.133cm" svg:height="8.944cm" svg:x="0.778cm" svg:y="1.249cm"><text:p/><draw:enhanced-geometry draw:mirror-horizontal="false" draw:mirror-vertical="true" svg:viewBox="0 0 21600 21600" draw:type="mso-spt32" draw:enhanced-path="M 0 0 L 21600 21600 N"/></draw:custom-shape><draw:custom-shape text:anchor-type="paragraph" draw:z-index="1" draw:name="Gerade Verbindung mit Pfeil 6" draw:style-name="gr2" draw:text-style-name="P78" svg:width="14.341cm" svg:height="0.003cm" svg:x="0.78cm" svg:y="10.195cm"><text:p/><draw:enhanced-geometry draw:mirror-horizontal="false" draw:mirror-vertical="false" svg:viewBox="0 0 21600 21600" draw:type="mso-spt32" draw:enhanced-path="M 0 0 L 21600 21600 N"/></draw:custom-shape><text:span text:style-name="T20">B-Güter</text:span> und <text:span text:style-name="T21">C-Güter.</text:span> </text:p>
      <text:p text:style-name="P19"/>
      <text:p text:style-name="P9">%-Anteil des Gesamtverbrauchswertes</text:p>
      <text:p text:style-name="P9"/>
      <text:p text:style-name="P9"/>
      <text:p text:style-name="P9"/>
      <text:p text:style-name="P9"/>
      <text:p text:style-name="P9"/>
      <text:p text:style-name="P9"><draw:custom-shape text:anchor-type="paragraph" draw:z-index="2" draw:name="Shape1" draw:style-name="gr3" draw:text-style-name="P80" svg:width="1.059cm" svg:height="1.061cm" svg:x="5.285cm" svg:y="0.053cm"><text:p text:style-name="P79"><text:span text:style-name="T24">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9"/>
      <text:p text:style-name="P20"/>
      <text:p text:style-name="P20"/>
      <text:p text:style-name="P20"/>
      <text:p text:style-name="P20"/>
      <text:p text:style-name="P20"/>
      <text:p text:style-name="P20"/>
      <text:p text:style-name="P20"><draw:custom-shape text:anchor-type="paragraph" draw:z-index="3" draw:name="Shape1" draw:style-name="gr4" draw:text-style-name="P82" svg:width="1.059cm" svg:height="1.059cm" svg:x="6.713cm" svg:y="0.079cm"><text:p text:style-name="P81"><text:span text:style-name="T25">B</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0"><draw:custom-shape text:anchor-type="paragraph" draw:z-index="4" draw:name="Shape1" draw:style-name="gr5" draw:text-style-name="P83" svg:width="1.059cm" svg:height="1.061cm" svg:x="3.115cm" svg:y="0.132cm"><text:p text:style-name="P79"><text:span text:style-name="T24">C</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20"/>
      <text:p text:style-name="P20"/>
      <text:p text:style-name="P20"/>
      <text:p text:style-name="P21"/>
      <text:p text:style-name="P21">%-Anteil der Gesamtmenge</text:p>
      <text:p text:style-name="P21"/>
      <text:p text:style-name="P19"><text:span text:style-name="T6"/></text:p>
      <text:p text:style-name="P19"><text:soft-page-break/><text:span text:style-name="T6">4.3 </text:span>Erläutern Sie, inwieweit die ABC-Analyse als Grundlage für die Lösung der Beschaffungsprobleme bei der Schneider-GmbH dienen kann und welche Maßnahmen ergriffen werden sollten.</text:p>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Fira Sans" svg:font-family="'Fira Sans'" style:font-family-generic="swiss"/>
    <style:font-face style:name="Tahoma" svg:font-family="Tahoma" style:font-family-generic="swiss"/>
    <style:font-face style:name="Times New Roman" svg:font-family="'Times New Roman'" style:font-family-generic="swiss"/>
    <style:font-face style:name="HAN NOM A1" svg:font-family="'HAN NOM A'" style:font-family-generic="modern" style:font-pitch="fixed"/>
    <style:font-face style:name="Liberation Mono" svg:font-family="'Liberation Mono'" style:font-family-generic="modern" style:font-pitch="fixed"/>
    <style:font-face style:name="Calibri" svg:font-family="Calibri" style:font-family-generic="system" style:font-pitch="variable"/>
    <style:font-face style:name="Courier New" svg:font-family="'Courier New'" style:font-family-generic="system" style:font-pitch="variable"/>
    <style:font-face style:name="HAN NOM A" svg:font-family="'HAN NOM A'" style:font-family-generic="system" style:font-pitch="variable"/>
    <style:font-face style:name="Lohit Hindi" svg:font-family="'Lohit Hind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msArrowOpenEnd_20_5" draw:display-name="msArrowOpenEnd 5" svg:viewBox="0 0 450 450" svg:d="M225 0l225 409-68 41-157-288-158 288-67-41z"/>
    <draw:stroke-dash draw:name="Dashed_20__28_var_29__20_4" draw:display-name="Dashed (var) 4" draw:style="rect" draw:dots1="1" draw:dots1-length="0.016cm" draw:dots2="1" draw:dots2-length="0.016cm" draw:distance="0.016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Fira Sans" fo:font-size="10pt" fo:language="de" fo:country="DE" style:letter-kerning="true" style:font-name-asian="HAN NOM A"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Fira Sans" fo:font-family="'Fira Sans'" style:font-family-generic="swiss" fo:font-size="11pt" style:font-name-asian="HAN NOM A" style:font-family-asian="'HAN NOM A'"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fo:font-size="11pt"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fo:font-size="11pt" style:font-size-asian="12pt" style:font-name-complex="Lohit Hindi1" style:font-family-complex="'Lohit Hind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HAN NOM A1" style:font-family-asian="'HAN NOM A'" style:font-family-generic-asian="modern" style:font-pitch-asian="fixed" style:font-size-asian="10pt" style:font-name-complex="Liberation Mono" style:font-family-complex="'Liberation Mono'" style:font-family-generic-complex="modern" style:font-pitch-complex="fixed"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_5b_Einfacher_20_Absatz_5d_" style:display-name="[Einfacher Absatz]" style:family="paragraph" style:parent-style-name="Standard" style:default-outline-level="">
      <style:paragraph-properties fo:margin-top="0cm" fo:margin-bottom="0cm" loext:contextual-spacing="false" fo:line-height="120%" style:vertical-align="middle"/>
      <style:text-properties fo:color="#000000" style:font-name="Times New Roman" fo:font-family="'Times New Roman'" style:font-family-generic="swiss" fo:font-size="12pt" style:font-name-asian="HAN NOM A" style:font-family-asian="'HAN NOM A'" style:font-family-generic-asian="system" style:font-pitch-asian="variable" style:font-size-asian="12pt" style:language-asian="de" style:country-asian="DE" style:font-name-complex="Times New Roman1" style:font-family-complex="'Times New Roman'" style:font-family-generic-complex="system" style:font-pitch-complex="variable" style:font-size-complex="12pt"/>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HAN NOM A1" style:font-family-asian="'HAN NOM A'" style:font-family-generic-asian="modern" style:font-pitch-asian="fixed" style:font-name-complex="Liberation Mono" style:font-family-complex="'Liberation Mono'" style:font-family-generic-complex="modern" style:font-pitch-complex="fixed"/>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1" style:display-name="ListLabel 1" style:family="text">
      <style:text-properties fo:font-size="10pt" style:font-name-asian="Calibri" style:font-family-asian="Calibri" style:font-family-generic-asian="system" style:font-pitch-asian="variable" style:font-name-complex="Lohit Hindi" style:font-family-complex="'Lohit Hindi'" style:font-family-generic-complex="system" style:font-pitch-complex="variable"/>
    </style:style>
    <style:style style:name="Sprechblasentext_20_Zchn" style:display-name="Sprechblasentext Zchn" style:family="text" style:parent-style-name="Default_20_Paragraph_20_Fon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Fußzeile_20_Zchn" style:display-name="Fußzeile Zchn" style:family="text" style:parent-style-name="Default_20_Paragraph_20_Font"/>
    <style:style style:name="Kopfzeile_20_Zchn" style:display-name="Kopfzeile Zchn" style:family="text" style:parent-style-name="Default_20_Paragraph_20_Font"/>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family-generic="swiss"/>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5" style:num-suffix="-" text:bullet-char="-">
        <style:list-level-properties text:list-level-position-and-space-mode="label-alignment">
          <style:list-level-label-alignment text:label-followed-by="listtab" fo:text-indent="-0.635cm" fo:margin-left="2.54cm"/>
        </style:list-level-properties>
        <style:text-properties fo:font-family="Calibri" style:font-family-generic="swiss"/>
      </text:list-level-style-bullet>
      <text:list-level-style-bullet text:level="2" text:style-name="ListLabel_20_6" style:num-suffix="o" text:bullet-char="o">
        <style:list-level-properties text:list-level-position-and-space-mode="label-alignment">
          <style:list-level-label-alignment text:label-followed-by="listtab" fo:text-indent="-0.635cm" fo:margin-left="3.81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7" style:num-suffix="o" text:bullet-char="o">
        <style:list-level-properties text:list-level-position-and-space-mode="label-alignment">
          <style:list-level-label-alignment text:label-followed-by="listtab" fo:text-indent="-0.635cm" fo:margin-left="7.62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8" style:num-suffix="o" text:bullet-char="o">
        <style:list-level-properties text:list-level-position-and-space-mode="label-alignment">
          <style:list-level-label-alignment text:label-followed-by="listtab" fo:text-indent="-0.635cm" fo:margin-left="11.43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contactinfo" style:family="table">
      <style:table-properties style:width="17cm" style:rel-width="100%" fo:margin-left="0cm" table:align="left" fo:background-color="#eeeeee">
        <style:background-image/>
      </style:table-properties>
    </style:style>
    <style:style style:name="contactinfo.A" style:family="table-column">
      <style:table-column-properties style:column-width="5.533cm" style:rel-column-width="3137*"/>
    </style:style>
    <style:style style:name="contactinfo.C" style:family="table-column">
      <style:table-column-properties style:column-width="5.934cm" style:rel-column-width="3364*"/>
    </style:style>
    <style:style style:name="contactinfo.A1" style:family="table-cell">
      <style:table-cell-properties style:vertical-align="middle" fo:background-color="#eeeeee" fo:padding="0.097cm" fo:border-left="0.05pt solid #b2b2b2" fo:border-right="none" fo:border-top="0.05pt solid #b2b2b2" fo:border-bottom="0.05pt solid #b2b2b2">
        <style:background-image/>
      </style:table-cell-properties>
    </style:style>
    <style:style style:name="contactinfo.C1" style:family="table-cell">
      <style:table-cell-properties style:vertical-align="middle" fo:background-color="#eeeeee" fo:padding="0.097cm" fo:border="0.05pt solid #b2b2b2">
        <style:background-image/>
      </style:table-cell-properties>
    </style:style>
    <style:style style:name="contactinfo.A2" style:family="table-cell">
      <style:table-cell-properties style:vertical-align="middle" fo:background-color="#eeeeee" fo:padding="0.097cm" fo:border-left="0.05pt solid #b2b2b2" fo:border-right="none" fo:border-top="none" fo:border-bottom="0.05pt solid #b2b2b2">
        <style:background-image/>
      </style:table-cell-properties>
    </style:style>
    <style:style style:name="contactinfo.C2" style:family="table-cell">
      <style:table-cell-properties style:vertical-align="middle" fo:background-color="#eeeeee" fo:padding="0.097cm" fo:border-left="0.05pt solid #b2b2b2" fo:border-right="0.05pt solid #b2b2b2" fo:border-top="none" fo:border-bottom="0.05pt solid #b2b2b2">
        <style:background-image/>
      </style:table-cell-properties>
    </style:style>
    <style:style style:name="MP1" style:family="paragraph" style:parent-style-name="Table_20_Contents">
      <style:text-properties fo:color="#666666" fo:font-size="10pt" fo:letter-spacing="-0.004cm" fo:font-style="normal" fo:font-weight="bold" officeooo:rsid="001facb0" officeooo:paragraph-rsid="001facb0" style:font-size-asian="10pt" style:font-style-asian="normal" style:font-weight-asian="bold" style:font-size-complex="10pt" style:font-style-complex="normal" style:font-weight-complex="bold"/>
    </style:style>
    <style:style style:name="MP2" style:family="paragraph" style:parent-style-name="Table_20_Contents">
      <style:paragraph-properties fo:text-align="center"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P3" style:family="paragraph" style:parent-style-name="Table_20_Contents">
      <style:paragraph-properties fo:text-align="end" style:justify-single-word="false"/>
      <style:text-properties fo:color="#666666" fo:font-size="10pt" fo:letter-spacing="-0.004cm" fo:font-style="normal" fo:font-weight="bold" officeooo:paragraph-rsid="001facb0" style:font-size-asian="10pt" style:font-style-asian="normal" style:font-weight-asian="bold" style:font-size-complex="10pt" style:font-style-complex="normal" style:font-weight-complex="bold"/>
    </style:style>
    <style:style style:name="MP4" style:family="paragraph" style:parent-style-name="Table_20_Contents">
      <style:text-properties fo:color="#666666" fo:font-size="10pt" fo:letter-spacing="-0.004cm" fo:font-style="normal" fo:font-weight="bold" officeooo:rsid="0024da74" officeooo:paragraph-rsid="0024da74" style:font-size-asian="10pt" style:font-style-asian="normal" style:font-weight-asian="bold" style:font-size-complex="10pt" style:font-style-complex="normal" style:font-weight-complex="bold"/>
    </style:style>
    <style:style style:name="MP5" style:family="paragraph" style:parent-style-name="Table_20_Contents">
      <style:paragraph-properties fo:text-align="end" style:justify-single-word="false"/>
      <style:text-properties fo:color="#666666" fo:font-size="10pt" fo:letter-spacing="-0.004cm" fo:font-style="normal" fo:font-weight="bold" officeooo:rsid="00294502" officeooo:paragraph-rsid="00294502" style:font-size-asian="10pt" style:font-style-asian="normal" style:font-weight-asian="bold" style:font-size-complex="10pt" style:font-style-complex="normal" style:font-weight-complex="bold"/>
    </style:style>
    <style:style style:name="MT1" style:family="text">
      <style:text-properties officeooo:rsid="008ecec8"/>
    </style:style>
    <style:page-layout style:name="Mpm1">
      <style:page-layout-properties fo:page-width="21.001cm" fo:page-height="29.7cm" style:num-format="1" style:print-orientation="portrait" fo:margin-top="1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svg:height="1.998cm" fo:margin-left="0cm" fo:margin-right="0cm" fo:margin-bottom="0.499cm" fo:background-color="transparent" style:dynamic-spacing="false" draw:fill="none" draw:fill-color="#729fcf"/>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10107" number:language="de" number:country="DE" number:title="User-defined">
      <number:year number:style="long"/>
      <number:text>/</number:text>
      <number:month number:style="long"/>
      <number:text>/</number:text>
      <number:day number:style="long"/>
    </number:date-style>
  </office:automatic-styles>
  <office:master-styles>
    <style:master-page style:name="Standard" style:page-layout-name="Mpm1">
      <style:header>
        <table:table table:name="contactinfo" table:style-name="contactinfo">
          <table:table-column table:style-name="contactinfo.A" table:number-columns-repeated="2"/>
          <table:table-column table:style-name="contactinfo.C"/>
          <table:table-row>
            <table:table-cell table:style-name="contactinfo.A1" office:value-type="string">
              <text:p text:style-name="MP1">FS<text:span text:style-name="MT1">Z 52</text:span></text:p>
            </table:table-cell>
            <table:table-cell table:style-name="contactinfo.A1" table:number-rows-spanned="2" office:value-type="string">
              <text:p text:style-name="MP2">BP HAUSAUFGABEN</text:p>
            </table:table-cell>
            <table:table-cell table:style-name="contactinfo.C1" office:value-type="string">
              <text:p text:style-name="MP3"><text:date style:data-style-name="N10107" text:date-value="2016-06-24T09:17:27.137983515">2016/06/24</text:date></text:p>
            </table:table-cell>
          </table:table-row>
          <table:table-row>
            <table:table-cell table:style-name="contactinfo.A2" office:value-type="string">
              <text:p text:style-name="MP4">ZEEB, CHARLOTTE</text:p>
            </table:table-cell>
            <table:covered-table-cell/>
            <table:table-cell table:style-name="contactinfo.C2" office:value-type="string">
              <text:p text:style-name="MP5">BP</text:p>
            </table:table-cell>
          </table:table-row>
        </table:table>
        <text:p text:style-name="Header"/>
      </style:header>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8T17:09:17.545175605</meta:creation-date>
    <meta:editing-duration>PT6H54M55S</meta:editing-duration>
    <meta:editing-cycles>85</meta:editing-cycles>
    <meta:generator>LibreOffice/5.1.3.2$Linux_X86_64 LibreOffice_project/10m0$Build-2</meta:generator>
    <dc:title>Header Schule</dc:title>
    <dc:date>2016-06-24T09:09:40.881849714</dc:date>
    <meta:document-statistic meta:table-count="8" meta:image-count="0" meta:object-count="0" meta:page-count="6" meta:paragraph-count="316" meta:word-count="1136" meta:character-count="8307" meta:non-whitespace-character-count="7454"/>
    <meta:template xlink:type="simple" xlink:actuate="onRequest" xlink:title="Header Schule" xlink:href="../../../../../../../../.config/libreoffice/4/user/template/Header%20Schule.ott" meta:date="2015-10-18T17:12:37.638059980"/>
  </office:meta>
</office:document-meta>
</file>